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9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0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0 年 4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12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514196" table:style-name="ce17">
            <text:p>23,514,196</text:p>
          </table:table-cell>
          <table:table-cell office:value-type="float" office:value="11647873" table:style-name="ce17">
            <text:p>11,647,873</text:p>
          </table:table-cell>
          <table:table-cell office:value-type="float" office:value="11866323" table:style-name="ce17">
            <text:p>11,866,323</text:p>
          </table:table-cell>
          <table:table-cell office:value-type="float" office:value="903938" table:style-name="ce17">
            <text:p>903,938</text:p>
          </table:table-cell>
          <table:table-cell office:value-type="float" office:value="468140" table:style-name="ce17">
            <text:p>468,140</text:p>
          </table:table-cell>
          <table:table-cell office:value-type="float" office:value="435798" table:style-name="ce17">
            <text:p>435,798</text:p>
          </table:table-cell>
          <table:table-cell office:value-type="float" office:value="3.8442224433274266" table:style-name="ce18">
            <text:p>3.84</text:p>
          </table:table-cell>
          <table:table-cell office:value-type="float" office:value="1334251" table:style-name="ce17">
            <text:p>1,334,251</text:p>
          </table:table-cell>
          <table:table-cell office:value-type="float" office:value="691276" table:style-name="ce17">
            <text:p>691,276</text:p>
          </table:table-cell>
          <table:table-cell office:value-type="float" office:value="642975" table:style-name="ce17">
            <text:p>642,975</text:p>
          </table:table-cell>
          <table:table-cell office:value-type="float" office:value="5.6742361082641306" table:style-name="ce19">
            <text:p>5.67</text:p>
          </table:table-cell>
          <table:table-cell office:value-type="float" office:value="2334243" table:style-name="ce17">
            <text:p>2,334,243</text:p>
          </table:table-cell>
          <table:table-cell office:value-type="float" office:value="1210185" table:style-name="ce17">
            <text:p>1,210,185</text:p>
          </table:table-cell>
          <table:table-cell office:value-type="float" office:value="1124058" table:style-name="ce17">
            <text:p>1,124,058</text:p>
          </table:table-cell>
          <table:table-cell office:value-type="float" office:value="9.9269522121870555" table:style-name="ce18">
            <text:p>9.93</text:p>
          </table:table-cell>
          <table:table-cell office:value-type="float" office:value="2530162" table:style-name="ce17">
            <text:p>2,530,162</text:p>
          </table:table-cell>
          <table:table-cell office:value-type="float" office:value="1312255" table:style-name="ce17">
            <text:p>1,312,255</text:p>
          </table:table-cell>
          <table:table-cell office:value-type="float" office:value="1217907" table:style-name="ce17">
            <text:p>1,217,907</text:p>
          </table:table-cell>
          <table:table-cell office:value-type="float" office:value="10.760146764107946" table:style-name="ce18">
            <text:p>10.76</text:p>
          </table:table-cell>
          <table:table-cell office:value-type="float" office:value="1249017" table:style-name="ce17">
            <text:p>1,249,017</text:p>
          </table:table-cell>
          <table:table-cell office:value-type="float" office:value="652883" table:style-name="ce17">
            <text:p>652,883</text:p>
          </table:table-cell>
          <table:table-cell office:value-type="float" office:value="596134" table:style-name="ce17">
            <text:p>596,134</text:p>
          </table:table-cell>
          <table:table-cell office:value-type="float" office:value="5.3117572040311307" table:style-name="ce18">
            <text:p>5.31</text:p>
          </table:table-cell>
          <table:table-cell office:value-type="float" office:value="19441067" table:style-name="ce17">
            <text:p>19,441,067</text:p>
          </table:table-cell>
          <table:table-cell office:value-type="float" office:value="9529444" table:style-name="ce17">
            <text:p>9,529,444</text:p>
          </table:table-cell>
          <table:table-cell office:value-type="float" office:value="9911623" table:style-name="ce17">
            <text:p>9,911,623</text:p>
          </table:table-cell>
          <table:table-cell office:value-type="float" office:value="82.678000132345588" table:style-name="ce18">
            <text:p>82.68</text:p>
          </table:table-cell>
          <table:table-cell office:value-type="float" office:value="3845631" table:style-name="ce17">
            <text:p>3,845,631</text:p>
          </table:table-cell>
          <table:table-cell office:value-type="float" office:value="1752066" table:style-name="ce17">
            <text:p>1,752,066</text:p>
          </table:table-cell>
          <table:table-cell office:value-type="float" office:value="2093565" table:style-name="ce17">
            <text:p>2,093,565</text:p>
          </table:table-cell>
          <table:table-cell office:value-type="float" office:value="16.354507719506977" table:style-name="ce18">
            <text:p>16.3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北市</text:p>
          </table:table-cell>
          <table:table-cell office:value-type="float" office:value="4027730" table:style-name="ce21">
            <text:p>4,027,730</text:p>
          </table:table-cell>
          <table:table-cell office:value-type="float" office:value="1966503" table:style-name="ce21">
            <text:p>1,966,503</text:p>
          </table:table-cell>
          <table:table-cell office:value-type="float" office:value="2061227" table:style-name="ce21">
            <text:p>2,061,227</text:p>
          </table:table-cell>
          <table:table-cell office:value-type="float" office:value="144877" table:style-name="ce21">
            <text:p>144,877</text:p>
          </table:table-cell>
          <table:table-cell office:value-type="float" office:value="74882" table:style-name="ce21">
            <text:p>74,882</text:p>
          </table:table-cell>
          <table:table-cell office:value-type="float" office:value="69995" table:style-name="ce21">
            <text:p>69,995</text:p>
          </table:table-cell>
          <table:table-cell office:value-type="float" office:value="3.5969888746266507" table:style-name="ce22">
            <text:p>3.60</text:p>
          </table:table-cell>
          <table:table-cell office:value-type="float" office:value="216096" table:style-name="ce21">
            <text:p>216,096</text:p>
          </table:table-cell>
          <table:table-cell office:value-type="float" office:value="111732" table:style-name="ce21">
            <text:p>111,732</text:p>
          </table:table-cell>
          <table:table-cell office:value-type="float" office:value="104364" table:style-name="ce21">
            <text:p>104,364</text:p>
          </table:table-cell>
          <table:table-cell office:value-type="float" office:value="5.3652057114056806" table:style-name="ce23">
            <text:p>5.37</text:p>
          </table:table-cell>
          <table:table-cell office:value-type="float" office:value="381777" table:style-name="ce21">
            <text:p>381,777</text:p>
          </table:table-cell>
          <table:table-cell office:value-type="float" office:value="197517" table:style-name="ce21">
            <text:p>197,517</text:p>
          </table:table-cell>
          <table:table-cell office:value-type="float" office:value="184260" table:style-name="ce21">
            <text:p>184,260</text:p>
          </table:table-cell>
          <table:table-cell office:value-type="float" office:value="9.4787138164673408" table:style-name="ce22">
            <text:p>9.48</text:p>
          </table:table-cell>
          <table:table-cell office:value-type="float" office:value="412879" table:style-name="ce21">
            <text:p>412,879</text:p>
          </table:table-cell>
          <table:table-cell office:value-type="float" office:value="213808" table:style-name="ce21">
            <text:p>213,808</text:p>
          </table:table-cell>
          <table:table-cell office:value-type="float" office:value="199071" table:style-name="ce21">
            <text:p>199,071</text:p>
          </table:table-cell>
          <table:table-cell office:value-type="float" office:value="10.250910562525293" table:style-name="ce22">
            <text:p>10.25</text:p>
          </table:table-cell>
          <table:table-cell office:value-type="float" office:value="202819" table:style-name="ce21">
            <text:p>202,819</text:p>
          </table:table-cell>
          <table:table-cell office:value-type="float" office:value="106077" table:style-name="ce21">
            <text:p>106,077</text:p>
          </table:table-cell>
          <table:table-cell office:value-type="float" office:value="96742" table:style-name="ce21">
            <text:p>96,742</text:p>
          </table:table-cell>
          <table:table-cell office:value-type="float" office:value="5.035565939127002" table:style-name="ce22">
            <text:p>5.04</text:p>
          </table:table-cell>
          <table:table-cell office:value-type="float" office:value="3362669" table:style-name="ce21">
            <text:p>3,362,669</text:p>
          </table:table-cell>
          <table:table-cell office:value-type="float" office:value="1620831" table:style-name="ce21">
            <text:p>1,620,831</text:p>
          </table:table-cell>
          <table:table-cell office:value-type="float" office:value="1741838" table:style-name="ce21">
            <text:p>1,741,838</text:p>
          </table:table-cell>
          <table:table-cell office:value-type="float" office:value="83.487944822517889" table:style-name="ce22">
            <text:p>83.49</text:p>
          </table:table-cell>
          <table:table-cell office:value-type="float" office:value="631140" table:style-name="ce21">
            <text:p>631,140</text:p>
          </table:table-cell>
          <table:table-cell office:value-type="float" office:value="284182" table:style-name="ce21">
            <text:p>284,182</text:p>
          </table:table-cell>
          <table:table-cell office:value-type="float" office:value="346958" table:style-name="ce21">
            <text:p>346,958</text:p>
          </table:table-cell>
          <table:table-cell office:value-type="float" office:value="15.669868635683127" table:style-name="ce22">
            <text:p>15.67</text:p>
          </table:table-cell>
          <table:table-cell table:number-columns-repeated="16352"/>
        </table:table-row>
        <table:table-row table:style-name="ro7">
          <table:table-cell office:value-type="string" table:style-name="ce20">
            <text:p>臺北市</text:p>
          </table:table-cell>
          <table:table-cell office:value-type="float" office:value="2581006" table:style-name="ce21">
            <text:p>2,581,006</text:p>
          </table:table-cell>
          <table:table-cell office:value-type="float" office:value="1228167" table:style-name="ce21">
            <text:p>1,228,167</text:p>
          </table:table-cell>
          <table:table-cell office:value-type="float" office:value="1352839" table:style-name="ce21">
            <text:p>1,352,839</text:p>
          </table:table-cell>
          <table:table-cell office:value-type="float" office:value="107508" table:style-name="ce21">
            <text:p>107,508</text:p>
          </table:table-cell>
          <table:table-cell office:value-type="float" office:value="55531" table:style-name="ce21">
            <text:p>55,531</text:p>
          </table:table-cell>
          <table:table-cell office:value-type="float" office:value="51977" table:style-name="ce21">
            <text:p>51,977</text:p>
          </table:table-cell>
          <table:table-cell office:value-type="float" office:value="4.1653525795755613" table:style-name="ce22">
            <text:p>4.17</text:p>
          </table:table-cell>
          <table:table-cell office:value-type="float" office:value="158143" table:style-name="ce21">
            <text:p>158,143</text:p>
          </table:table-cell>
          <table:table-cell office:value-type="float" office:value="81704" table:style-name="ce21">
            <text:p>81,704</text:p>
          </table:table-cell>
          <table:table-cell office:value-type="float" office:value="76439" table:style-name="ce21">
            <text:p>76,439</text:p>
          </table:table-cell>
          <table:table-cell office:value-type="float" office:value="6.1271845164249914" table:style-name="ce23">
            <text:p>6.13</text:p>
          </table:table-cell>
          <table:table-cell office:value-type="float" office:value="272876" table:style-name="ce21">
            <text:p>272,876</text:p>
          </table:table-cell>
          <table:table-cell office:value-type="float" office:value="141174" table:style-name="ce21">
            <text:p>141,174</text:p>
          </table:table-cell>
          <table:table-cell office:value-type="float" office:value="131702" table:style-name="ce21">
            <text:p>131,702</text:p>
          </table:table-cell>
          <table:table-cell office:value-type="float" office:value="10.572466704842995" table:style-name="ce22">
            <text:p>10.57</text:p>
          </table:table-cell>
          <table:table-cell office:value-type="float" office:value="294852" table:style-name="ce21">
            <text:p>294,852</text:p>
          </table:table-cell>
          <table:table-cell office:value-type="float" office:value="152587" table:style-name="ce21">
            <text:p>152,587</text:p>
          </table:table-cell>
          <table:table-cell office:value-type="float" office:value="142265" table:style-name="ce21">
            <text:p>142,265</text:p>
          </table:table-cell>
          <table:table-cell office:value-type="float" office:value="11.42391765071449" table:style-name="ce22">
            <text:p>11.42</text:p>
          </table:table-cell>
          <table:table-cell office:value-type="float" office:value="127665" table:style-name="ce21">
            <text:p>127,665</text:p>
          </table:table-cell>
          <table:table-cell office:value-type="float" office:value="66557" table:style-name="ce21">
            <text:p>66,557</text:p>
          </table:table-cell>
          <table:table-cell office:value-type="float" office:value="61108" table:style-name="ce21">
            <text:p>61,108</text:p>
          </table:table-cell>
          <table:table-cell office:value-type="float" office:value="4.9463271298090739" table:style-name="ce22">
            <text:p>4.95</text:p>
          </table:table-cell>
          <table:table-cell office:value-type="float" office:value="2136076" table:style-name="ce21">
            <text:p>2,136,076</text:p>
          </table:table-cell>
          <table:table-cell office:value-type="float" office:value="997424" table:style-name="ce21">
            <text:p>997,424</text:p>
          </table:table-cell>
          <table:table-cell office:value-type="float" office:value="1138652" table:style-name="ce21">
            <text:p>1,138,652</text:p>
          </table:table-cell>
          <table:table-cell office:value-type="float" office:value="82.761372891035506" table:style-name="ce22">
            <text:p>82.76</text:p>
          </table:table-cell>
          <table:table-cell office:value-type="float" office:value="500229" table:style-name="ce21">
            <text:p>500,229</text:p>
          </table:table-cell>
          <table:table-cell office:value-type="float" office:value="222060" table:style-name="ce21">
            <text:p>222,060</text:p>
          </table:table-cell>
          <table:table-cell office:value-type="float" office:value="278169" table:style-name="ce21">
            <text:p>278,169</text:p>
          </table:table-cell>
          <table:table-cell office:value-type="float" office:value="19.381163778774631" table:style-name="ce22">
            <text:p>19.38</text:p>
          </table:table-cell>
          <table:table-cell table:number-columns-repeated="16352"/>
        </table:table-row>
        <table:table-row table:style-name="ro7">
          <table:table-cell office:value-type="string" table:style-name="ce20">
            <text:p>桃園市</text:p>
          </table:table-cell>
          <table:table-cell office:value-type="float" office:value="2270971" table:style-name="ce21">
            <text:p>2,270,971</text:p>
          </table:table-cell>
          <table:table-cell office:value-type="float" office:value="1124819" table:style-name="ce21">
            <text:p>1,124,819</text:p>
          </table:table-cell>
          <table:table-cell office:value-type="float" office:value="1146152" table:style-name="ce21">
            <text:p>1,146,152</text:p>
          </table:table-cell>
          <table:table-cell office:value-type="float" office:value="108333" table:style-name="ce21">
            <text:p>108,333</text:p>
          </table:table-cell>
          <table:table-cell office:value-type="float" office:value="56172" table:style-name="ce21">
            <text:p>56,172</text:p>
          </table:table-cell>
          <table:table-cell office:value-type="float" office:value="52161" table:style-name="ce21">
            <text:p>52,161</text:p>
          </table:table-cell>
          <table:table-cell office:value-type="float" office:value="4.770338326645299" table:style-name="ce22">
            <text:p>4.77</text:p>
          </table:table-cell>
          <table:table-cell office:value-type="float" office:value="156080" table:style-name="ce21">
            <text:p>156,080</text:p>
          </table:table-cell>
          <table:table-cell office:value-type="float" office:value="80984" table:style-name="ce21">
            <text:p>80,984</text:p>
          </table:table-cell>
          <table:table-cell office:value-type="float" office:value="75096" table:style-name="ce21">
            <text:p>75,096</text:p>
          </table:table-cell>
          <table:table-cell office:value-type="float" office:value="6.8728310489213644" table:style-name="ce23">
            <text:p>6.87</text:p>
          </table:table-cell>
          <table:table-cell office:value-type="float" office:value="264856" table:style-name="ce21">
            <text:p>264,856</text:p>
          </table:table-cell>
          <table:table-cell office:value-type="float" office:value="137445" table:style-name="ce21">
            <text:p>137,445</text:p>
          </table:table-cell>
          <table:table-cell office:value-type="float" office:value="127411" table:style-name="ce21">
            <text:p>127,411</text:p>
          </table:table-cell>
          <table:table-cell office:value-type="float" office:value="11.662676449853389" table:style-name="ce22">
            <text:p>11.66</text:p>
          </table:table-cell>
          <table:table-cell office:value-type="float" office:value="285895" table:style-name="ce21">
            <text:p>285,895</text:p>
          </table:table-cell>
          <table:table-cell office:value-type="float" office:value="148383" table:style-name="ce21">
            <text:p>148,383</text:p>
          </table:table-cell>
          <table:table-cell office:value-type="float" office:value="137512" table:style-name="ce21">
            <text:p>137,512</text:p>
          </table:table-cell>
          <table:table-cell office:value-type="float" office:value="12.589108359375793" table:style-name="ce22">
            <text:p>12.59</text:p>
          </table:table-cell>
          <table:table-cell office:value-type="float" office:value="133392" table:style-name="ce21">
            <text:p>133,392</text:p>
          </table:table-cell>
          <table:table-cell office:value-type="float" office:value="69999" table:style-name="ce21">
            <text:p>69,999</text:p>
          </table:table-cell>
          <table:table-cell office:value-type="float" office:value="63393" table:style-name="ce21">
            <text:p>63,393</text:p>
          </table:table-cell>
          <table:table-cell office:value-type="float" office:value="5.8737870276634974" table:style-name="ce22">
            <text:p>5.87</text:p>
          </table:table-cell>
          <table:table-cell office:value-type="float" office:value="1821243" table:style-name="ce21">
            <text:p>1,821,243</text:p>
          </table:table-cell>
          <table:table-cell office:value-type="float" office:value="890457" table:style-name="ce21">
            <text:p>890,457</text:p>
          </table:table-cell>
          <table:table-cell office:value-type="float" office:value="930786" table:style-name="ce21">
            <text:p>930,786</text:p>
          </table:table-cell>
          <table:table-cell office:value-type="float" office:value="80.196664774671277" table:style-name="ce22">
            <text:p>80.20</text:p>
          </table:table-cell>
          <table:table-cell office:value-type="float" office:value="298294" table:style-name="ce21">
            <text:p>298,294</text:p>
          </table:table-cell>
          <table:table-cell office:value-type="float" office:value="136280" table:style-name="ce21">
            <text:p>136,280</text:p>
          </table:table-cell>
          <table:table-cell office:value-type="float" office:value="162014" table:style-name="ce21">
            <text:p>162,014</text:p>
          </table:table-cell>
          <table:table-cell office:value-type="float" office:value="13.135086269265436" table:style-name="ce22">
            <text:p>13.1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中市</text:p>
          </table:table-cell>
          <table:table-cell office:value-type="float" office:value="2820979" table:style-name="ce21">
            <text:p>2,820,979</text:p>
          </table:table-cell>
          <table:table-cell office:value-type="float" office:value="1384963" table:style-name="ce21">
            <text:p>1,384,963</text:p>
          </table:table-cell>
          <table:table-cell office:value-type="float" office:value="1436016" table:style-name="ce21">
            <text:p>1,436,016</text:p>
          </table:table-cell>
          <table:table-cell office:value-type="float" office:value="120539" table:style-name="ce21">
            <text:p>120,539</text:p>
          </table:table-cell>
          <table:table-cell office:value-type="float" office:value="62459" table:style-name="ce21">
            <text:p>62,459</text:p>
          </table:table-cell>
          <table:table-cell office:value-type="float" office:value="58080" table:style-name="ce21">
            <text:p>58,080</text:p>
          </table:table-cell>
          <table:table-cell office:value-type="float" office:value="4.2729492137304108" table:style-name="ce22">
            <text:p>4.27</text:p>
          </table:table-cell>
          <table:table-cell office:value-type="float" office:value="179681" table:style-name="ce21">
            <text:p>179,681</text:p>
          </table:table-cell>
          <table:table-cell office:value-type="float" office:value="93266" table:style-name="ce21">
            <text:p>93,266</text:p>
          </table:table-cell>
          <table:table-cell office:value-type="float" office:value="86415" table:style-name="ce21">
            <text:p>86,415</text:p>
          </table:table-cell>
          <table:table-cell office:value-type="float" office:value="6.3694554266444383" table:style-name="ce23">
            <text:p>6.37</text:p>
          </table:table-cell>
          <table:table-cell office:value-type="float" office:value="312679" table:style-name="ce21">
            <text:p>312,679</text:p>
          </table:table-cell>
          <table:table-cell office:value-type="float" office:value="162250" table:style-name="ce21">
            <text:p>162,250</text:p>
          </table:table-cell>
          <table:table-cell office:value-type="float" office:value="150429" table:style-name="ce21">
            <text:p>150,429</text:p>
          </table:table-cell>
          <table:table-cell office:value-type="float" office:value="11.084059824621169" table:style-name="ce22">
            <text:p>11.08</text:p>
          </table:table-cell>
          <table:table-cell office:value-type="float" office:value="338435" table:style-name="ce21">
            <text:p>338,435</text:p>
          </table:table-cell>
          <table:table-cell office:value-type="float" office:value="175744" table:style-name="ce21">
            <text:p>175,744</text:p>
          </table:table-cell>
          <table:table-cell office:value-type="float" office:value="162691" table:style-name="ce21">
            <text:p>162,691</text:p>
          </table:table-cell>
          <table:table-cell office:value-type="float" office:value="11.997076192343155" table:style-name="ce22">
            <text:p>12.00</text:p>
          </table:table-cell>
          <table:table-cell office:value-type="float" office:value="162639" table:style-name="ce21">
            <text:p>162,639</text:p>
          </table:table-cell>
          <table:table-cell office:value-type="float" office:value="84440" table:style-name="ce21">
            <text:p>84,440</text:p>
          </table:table-cell>
          <table:table-cell office:value-type="float" office:value="78199" table:style-name="ce21">
            <text:p>78,199</text:p>
          </table:table-cell>
          <table:table-cell office:value-type="float" office:value="5.7653389124839283" table:style-name="ce22">
            <text:p>5.77</text:p>
          </table:table-cell>
          <table:table-cell office:value-type="float" office:value="2283235" table:style-name="ce21">
            <text:p>2,283,235</text:p>
          </table:table-cell>
          <table:table-cell office:value-type="float" office:value="1105881" table:style-name="ce21">
            <text:p>1,105,881</text:p>
          </table:table-cell>
          <table:table-cell office:value-type="float" office:value="1177354" table:style-name="ce21">
            <text:p>1,177,354</text:p>
          </table:table-cell>
          <table:table-cell office:value-type="float" office:value="80.93768156374081" table:style-name="ce22">
            <text:p>80.94</text:p>
          </table:table-cell>
          <table:table-cell office:value-type="float" office:value="391977" table:style-name="ce21">
            <text:p>391,977</text:p>
          </table:table-cell>
          <table:table-cell office:value-type="float" office:value="178439" table:style-name="ce21">
            <text:p>178,439</text:p>
          </table:table-cell>
          <table:table-cell office:value-type="float" office:value="213538" table:style-name="ce21">
            <text:p>213,538</text:p>
          </table:table-cell>
          <table:table-cell office:value-type="float" office:value="13.895069761242462" table:style-name="ce22">
            <text:p>13.90</text:p>
          </table:table-cell>
          <table:table-cell table:number-columns-repeated="16352"/>
        </table:table-row>
        <table:table-row table:style-name="ro7">
          <table:table-cell office:value-type="string" table:style-name="ce20">
            <text:p>臺南市</text:p>
          </table:table-cell>
          <table:table-cell office:value-type="float" office:value="1871224" table:style-name="ce21">
            <text:p>1,871,224</text:p>
          </table:table-cell>
          <table:table-cell office:value-type="float" office:value="931945" table:style-name="ce21">
            <text:p>931,945</text:p>
          </table:table-cell>
          <table:table-cell office:value-type="float" office:value="939279" table:style-name="ce21">
            <text:p>939,279</text:p>
          </table:table-cell>
          <table:table-cell office:value-type="float" office:value="65242" table:style-name="ce21">
            <text:p>65,242</text:p>
          </table:table-cell>
          <table:table-cell office:value-type="float" office:value="33848" table:style-name="ce21">
            <text:p>33,848</text:p>
          </table:table-cell>
          <table:table-cell office:value-type="float" office:value="31394" table:style-name="ce21">
            <text:p>31,394</text:p>
          </table:table-cell>
          <table:table-cell office:value-type="float" office:value="3.486594870523251" table:style-name="ce22">
            <text:p>3.49</text:p>
          </table:table-cell>
          <table:table-cell office:value-type="float" office:value="98529" table:style-name="ce21">
            <text:p>98,529</text:p>
          </table:table-cell>
          <table:table-cell office:value-type="float" office:value="51100" table:style-name="ce21">
            <text:p>51,100</text:p>
          </table:table-cell>
          <table:table-cell office:value-type="float" office:value="47429" table:style-name="ce21">
            <text:p>47,429</text:p>
          </table:table-cell>
          <table:table-cell office:value-type="float" office:value="5.2654839826765798" table:style-name="ce23">
            <text:p>5.27</text:p>
          </table:table-cell>
          <table:table-cell office:value-type="float" office:value="175265" table:style-name="ce21">
            <text:p>175,265</text:p>
          </table:table-cell>
          <table:table-cell office:value-type="float" office:value="90920" table:style-name="ce21">
            <text:p>90,920</text:p>
          </table:table-cell>
          <table:table-cell office:value-type="float" office:value="84345" table:style-name="ce21">
            <text:p>84,345</text:p>
          </table:table-cell>
          <table:table-cell office:value-type="float" office:value="9.3663292048413229" table:style-name="ce22">
            <text:p>9.37</text:p>
          </table:table-cell>
          <table:table-cell office:value-type="float" office:value="190594" table:style-name="ce21">
            <text:p>190,594</text:p>
          </table:table-cell>
          <table:table-cell office:value-type="float" office:value="98712" table:style-name="ce21">
            <text:p>98,712</text:p>
          </table:table-cell>
          <table:table-cell office:value-type="float" office:value="91882" table:style-name="ce21">
            <text:p>91,882</text:p>
          </table:table-cell>
          <table:table-cell office:value-type="float" office:value="10.185525623869724" table:style-name="ce22">
            <text:p>10.19</text:p>
          </table:table-cell>
          <table:table-cell office:value-type="float" office:value="95299" table:style-name="ce21">
            <text:p>95,299</text:p>
          </table:table-cell>
          <table:table-cell office:value-type="float" office:value="49604" table:style-name="ce21">
            <text:p>49,604</text:p>
          </table:table-cell>
          <table:table-cell office:value-type="float" office:value="45695" table:style-name="ce21">
            <text:p>45,695</text:p>
          </table:table-cell>
          <table:table-cell office:value-type="float" office:value="5.0928696938474491" table:style-name="ce22">
            <text:p>5.09</text:p>
          </table:table-cell>
          <table:table-cell office:value-type="float" office:value="1564096" table:style-name="ce21">
            <text:p>1,564,096</text:p>
          </table:table-cell>
          <table:table-cell office:value-type="float" office:value="772427" table:style-name="ce21">
            <text:p>772,427</text:p>
          </table:table-cell>
          <table:table-cell office:value-type="float" office:value="791669" table:style-name="ce21">
            <text:p>791,669</text:p>
          </table:table-cell>
          <table:table-cell office:value-type="float" office:value="83.586785975382966" table:style-name="ce22">
            <text:p>83.59</text:p>
          </table:table-cell>
          <table:table-cell office:value-type="float" office:value="313905" table:style-name="ce21">
            <text:p>313,905</text:p>
          </table:table-cell>
          <table:table-cell office:value-type="float" office:value="144209" table:style-name="ce21">
            <text:p>144,209</text:p>
          </table:table-cell>
          <table:table-cell office:value-type="float" office:value="169696" table:style-name="ce21">
            <text:p>169,696</text:p>
          </table:table-cell>
          <table:table-cell office:value-type="float" office:value="16.775383385420454" table:style-name="ce22">
            <text:p>16.78</text:p>
          </table:table-cell>
          <table:table-cell table:number-columns-repeated="16352"/>
        </table:table-row>
        <table:table-row table:style-name="ro7">
          <table:table-cell office:value-type="string" table:style-name="ce20">
            <text:p>高雄市</text:p>
          </table:table-cell>
          <table:table-cell office:value-type="float" office:value="2760028" table:style-name="ce21">
            <text:p>2,760,028</text:p>
          </table:table-cell>
          <table:table-cell office:value-type="float" office:value="1360832" table:style-name="ce21">
            <text:p>1,360,832</text:p>
          </table:table-cell>
          <table:table-cell office:value-type="float" office:value="1399196" table:style-name="ce21">
            <text:p>1,399,196</text:p>
          </table:table-cell>
          <table:table-cell office:value-type="float" office:value="99214" table:style-name="ce21">
            <text:p>99,214</text:p>
          </table:table-cell>
          <table:table-cell office:value-type="float" office:value="51348" table:style-name="ce21">
            <text:p>51,348</text:p>
          </table:table-cell>
          <table:table-cell office:value-type="float" office:value="47866" table:style-name="ce21">
            <text:p>47,866</text:p>
          </table:table-cell>
          <table:table-cell office:value-type="float" office:value="3.5946736772235646" table:style-name="ce22">
            <text:p>3.59</text:p>
          </table:table-cell>
          <table:table-cell office:value-type="float" office:value="145675" table:style-name="ce21">
            <text:p>145,675</text:p>
          </table:table-cell>
          <table:table-cell office:value-type="float" office:value="75570" table:style-name="ce21">
            <text:p>75,570</text:p>
          </table:table-cell>
          <table:table-cell office:value-type="float" office:value="70105" table:style-name="ce21">
            <text:p>70,105</text:p>
          </table:table-cell>
          <table:table-cell office:value-type="float" office:value="5.2780261649519495" table:style-name="ce23">
            <text:p>5.28</text:p>
          </table:table-cell>
          <table:table-cell office:value-type="float" office:value="254018" table:style-name="ce21">
            <text:p>254,018</text:p>
          </table:table-cell>
          <table:table-cell office:value-type="float" office:value="131593" table:style-name="ce21">
            <text:p>131,593</text:p>
          </table:table-cell>
          <table:table-cell office:value-type="float" office:value="122425" table:style-name="ce21">
            <text:p>122,425</text:p>
          </table:table-cell>
          <table:table-cell office:value-type="float" office:value="9.2034573562297197" table:style-name="ce22">
            <text:p>9.20</text:p>
          </table:table-cell>
          <table:table-cell office:value-type="float" office:value="275598" table:style-name="ce21">
            <text:p>275,598</text:p>
          </table:table-cell>
          <table:table-cell office:value-type="float" office:value="142668" table:style-name="ce21">
            <text:p>142,668</text:p>
          </table:table-cell>
          <table:table-cell office:value-type="float" office:value="132930" table:style-name="ce21">
            <text:p>132,930</text:p>
          </table:table-cell>
          <table:table-cell office:value-type="float" office:value="9.9853334821240942" table:style-name="ce22">
            <text:p>9.99</text:p>
          </table:table-cell>
          <table:table-cell office:value-type="float" office:value="139685" table:style-name="ce21">
            <text:p>139,685</text:p>
          </table:table-cell>
          <table:table-cell office:value-type="float" office:value="72744" table:style-name="ce21">
            <text:p>72,744</text:p>
          </table:table-cell>
          <table:table-cell office:value-type="float" office:value="66941" table:style-name="ce21">
            <text:p>66,941</text:p>
          </table:table-cell>
          <table:table-cell office:value-type="float" office:value="5.0609993811656988" table:style-name="ce22">
            <text:p>5.06</text:p>
          </table:table-cell>
          <table:table-cell office:value-type="float" office:value="2311374" table:style-name="ce21">
            <text:p>2,311,374</text:p>
          </table:table-cell>
          <table:table-cell office:value-type="float" office:value="1127951" table:style-name="ce21">
            <text:p>1,127,951</text:p>
          </table:table-cell>
          <table:table-cell office:value-type="float" office:value="1183423" table:style-name="ce21">
            <text:p>1,183,423</text:p>
          </table:table-cell>
          <table:table-cell office:value-type="float" office:value="83.744585199860282" table:style-name="ce22">
            <text:p>83.74</text:p>
          </table:table-cell>
          <table:table-cell office:value-type="float" office:value="468779" table:style-name="ce21">
            <text:p>468,779</text:p>
          </table:table-cell>
          <table:table-cell office:value-type="float" office:value="212281" table:style-name="ce21">
            <text:p>212,281</text:p>
          </table:table-cell>
          <table:table-cell office:value-type="float" office:value="256498" table:style-name="ce21">
            <text:p>256,498</text:p>
          </table:table-cell>
          <table:table-cell office:value-type="float" office:value="16.984574069538425" table:style-name="ce22">
            <text:p>16.9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28530" table:style-name="ce21">
            <text:p>7,028,530</text:p>
          </table:table-cell>
          <table:table-cell office:value-type="float" office:value="3572870" table:style-name="ce21">
            <text:p>3,572,870</text:p>
          </table:table-cell>
          <table:table-cell office:value-type="float" office:value="3455660" table:style-name="ce21">
            <text:p>3,455,660</text:p>
          </table:table-cell>
          <table:table-cell office:value-type="float" office:value="252961" table:style-name="ce21">
            <text:p>252,961</text:p>
          </table:table-cell>
          <table:table-cell office:value-type="float" office:value="131178" table:style-name="ce21">
            <text:p>131,178</text:p>
          </table:table-cell>
          <table:table-cell office:value-type="float" office:value="121783" table:style-name="ce21">
            <text:p>121,783</text:p>
          </table:table-cell>
          <table:table-cell office:value-type="float" office:value="3.5990598318567324" table:style-name="ce22">
            <text:p>3.60</text:p>
          </table:table-cell>
          <table:table-cell office:value-type="float" office:value="372966" table:style-name="ce21">
            <text:p>372,966</text:p>
          </table:table-cell>
          <table:table-cell office:value-type="float" office:value="193263" table:style-name="ce21">
            <text:p>193,263</text:p>
          </table:table-cell>
          <table:table-cell office:value-type="float" office:value="179703" table:style-name="ce21">
            <text:p>179,703</text:p>
          </table:table-cell>
          <table:table-cell office:value-type="float" office:value="5.3064581071717702" table:style-name="ce23">
            <text:p>5.31</text:p>
          </table:table-cell>
          <table:table-cell office:value-type="float" office:value="661434" table:style-name="ce21">
            <text:p>661,434</text:p>
          </table:table-cell>
          <table:table-cell office:value-type="float" office:value="343396" table:style-name="ce21">
            <text:p>343,396</text:p>
          </table:table-cell>
          <table:table-cell office:value-type="float" office:value="318038" table:style-name="ce21">
            <text:p>318,038</text:p>
          </table:table-cell>
          <table:table-cell office:value-type="float" office:value="9.4107018110472609" table:style-name="ce22">
            <text:p>9.41</text:p>
          </table:table-cell>
          <table:table-cell office:value-type="float" office:value="719790" table:style-name="ce21">
            <text:p>719,790</text:p>
          </table:table-cell>
          <table:table-cell office:value-type="float" office:value="374059" table:style-name="ce21">
            <text:p>374,059</text:p>
          </table:table-cell>
          <table:table-cell office:value-type="float" office:value="345731" table:style-name="ce21">
            <text:p>345,731</text:p>
          </table:table-cell>
          <table:table-cell office:value-type="float" office:value="10.240974997616856" table:style-name="ce22">
            <text:p>10.24</text:p>
          </table:table-cell>
          <table:table-cell office:value-type="float" office:value="382037" table:style-name="ce21">
            <text:p>382,037</text:p>
          </table:table-cell>
          <table:table-cell office:value-type="float" office:value="200571" table:style-name="ce21">
            <text:p>200,571</text:p>
          </table:table-cell>
          <table:table-cell office:value-type="float" office:value="181466" table:style-name="ce21">
            <text:p>181,466</text:p>
          </table:table-cell>
          <table:table-cell office:value-type="float" office:value="5.4355178109789675" table:style-name="ce22">
            <text:p>5.44</text:p>
          </table:table-cell>
          <table:table-cell office:value-type="float" office:value="5828743" table:style-name="ce21">
            <text:p>5,828,743</text:p>
          </table:table-cell>
          <table:table-cell office:value-type="float" office:value="2947200" table:style-name="ce21">
            <text:p>2,947,200</text:p>
          </table:table-cell>
          <table:table-cell office:value-type="float" office:value="2881543" table:style-name="ce21">
            <text:p>2,881,543</text:p>
          </table:table-cell>
          <table:table-cell office:value-type="float" office:value="82.929759138824181" table:style-name="ce22">
            <text:p>82.93</text:p>
          </table:table-cell>
          <table:table-cell office:value-type="float" office:value="1218783" table:style-name="ce21">
            <text:p>1,218,783</text:p>
          </table:table-cell>
          <table:table-cell office:value-type="float" office:value="563696" table:style-name="ce21">
            <text:p>563,696</text:p>
          </table:table-cell>
          <table:table-cell office:value-type="float" office:value="655087" table:style-name="ce21">
            <text:p>655,087</text:p>
          </table:table-cell>
          <table:table-cell office:value-type="float" office:value="17.34051074691294" table:style-name="ce22">
            <text:p>17.34</text:p>
          </table:table-cell>
          <table:table-cell table:number-columns-repeated="16352"/>
        </table:table-row>
        <table:table-row table:style-name="ro6">
          <table:table-cell office:value-type="string" table:style-name="ce24">
            <text:p>宜蘭縣</text:p>
          </table:table-cell>
          <table:table-cell office:value-type="float" office:value="452355" table:style-name="ce25">
            <text:p>452,355</text:p>
          </table:table-cell>
          <table:table-cell office:value-type="float" office:value="227895" table:style-name="ce25">
            <text:p>227,895</text:p>
          </table:table-cell>
          <table:table-cell office:value-type="float" office:value="224460" table:style-name="ce25">
            <text:p>224,460</text:p>
          </table:table-cell>
          <table:table-cell office:value-type="float" office:value="15825" table:style-name="ce25">
            <text:p>15,825</text:p>
          </table:table-cell>
          <table:table-cell office:value-type="float" office:value="8127" table:style-name="ce25">
            <text:p>8,127</text:p>
          </table:table-cell>
          <table:table-cell office:value-type="float" office:value="7698" table:style-name="ce25">
            <text:p>7,698</text:p>
          </table:table-cell>
          <table:table-cell office:value-type="float" office:value="3.498358590045429" table:style-name="ce26">
            <text:p>3.50</text:p>
          </table:table-cell>
          <table:table-cell office:value-type="float" office:value="23273" table:style-name="ce25">
            <text:p>23,273</text:p>
          </table:table-cell>
          <table:table-cell office:value-type="float" office:value="11981" table:style-name="ce25">
            <text:p>11,981</text:p>
          </table:table-cell>
          <table:table-cell office:value-type="float" office:value="11292" table:style-name="ce25">
            <text:p>11,292</text:p>
          </table:table-cell>
          <table:table-cell office:value-type="float" office:value="5.1448530468326865" table:style-name="ce27">
            <text:p>5.14</text:p>
          </table:table-cell>
          <table:table-cell office:value-type="float" office:value="41399" table:style-name="ce25">
            <text:p>41,399</text:p>
          </table:table-cell>
          <table:table-cell office:value-type="float" office:value="21436" table:style-name="ce25">
            <text:p>21,436</text:p>
          </table:table-cell>
          <table:table-cell office:value-type="float" office:value="19963" table:style-name="ce25">
            <text:p>19,963</text:p>
          </table:table-cell>
          <table:table-cell office:value-type="float" office:value="9.1518829238098398" table:style-name="ce26">
            <text:p>9.15</text:p>
          </table:table-cell>
          <table:table-cell office:value-type="float" office:value="45108" table:style-name="ce25">
            <text:p>45,108</text:p>
          </table:table-cell>
          <table:table-cell office:value-type="float" office:value="23388" table:style-name="ce25">
            <text:p>23,388</text:p>
          </table:table-cell>
          <table:table-cell office:value-type="float" office:value="21720" table:style-name="ce25">
            <text:p>21,720</text:p>
          </table:table-cell>
          <table:table-cell office:value-type="float" office:value="9.9718141724972647" table:style-name="ce26">
            <text:p>9.97</text:p>
          </table:table-cell>
          <table:table-cell office:value-type="float" office:value="23804" table:style-name="ce25">
            <text:p>23,804</text:p>
          </table:table-cell>
          <table:table-cell office:value-type="float" office:value="12359" table:style-name="ce25">
            <text:p>12,359</text:p>
          </table:table-cell>
          <table:table-cell office:value-type="float" office:value="11445" table:style-name="ce25">
            <text:p>11,445</text:p>
          </table:table-cell>
          <table:table-cell office:value-type="float" office:value="5.2622387284323153" table:style-name="ce26">
            <text:p>5.26</text:p>
          </table:table-cell>
          <table:table-cell office:value-type="float" office:value="377559" table:style-name="ce25">
            <text:p>377,559</text:p>
          </table:table-cell>
          <table:table-cell office:value-type="float" office:value="189128" table:style-name="ce25">
            <text:p>189,128</text:p>
          </table:table-cell>
          <table:table-cell office:value-type="float" office:value="188431" table:style-name="ce25">
            <text:p>188,431</text:p>
          </table:table-cell>
          <table:table-cell office:value-type="float" office:value="83.465198792983387" table:style-name="ce26">
            <text:p>83.47</text:p>
          </table:table-cell>
          <table:table-cell office:value-type="float" office:value="79184" table:style-name="ce25">
            <text:p>79,184</text:p>
          </table:table-cell>
          <table:table-cell office:value-type="float" office:value="36625" table:style-name="ce25">
            <text:p>36,625</text:p>
          </table:table-cell>
          <table:table-cell office:value-type="float" office:value="42559" table:style-name="ce25">
            <text:p>42,559</text:p>
          </table:table-cell>
          <table:table-cell office:value-type="float" office:value="17.504835803738214" table:style-name="ce26">
            <text:p>17.50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新竹縣</text:p>
          </table:table-cell>
          <table:table-cell office:value-type="float" office:value="572422" table:style-name="ce25">
            <text:p>572,422</text:p>
          </table:table-cell>
          <table:table-cell office:value-type="float" office:value="292161" table:style-name="ce25">
            <text:p>292,161</text:p>
          </table:table-cell>
          <table:table-cell office:value-type="float" office:value="280261" table:style-name="ce25">
            <text:p>280,261</text:p>
          </table:table-cell>
          <table:table-cell office:value-type="float" office:value="27576" table:style-name="ce25">
            <text:p>27,576</text:p>
          </table:table-cell>
          <table:table-cell office:value-type="float" office:value="14333" table:style-name="ce25">
            <text:p>14,333</text:p>
          </table:table-cell>
          <table:table-cell office:value-type="float" office:value="13243" table:style-name="ce25">
            <text:p>13,243</text:p>
          </table:table-cell>
          <table:table-cell office:value-type="float" office:value="4.8174249067995296" table:style-name="ce26">
            <text:p>4.82</text:p>
          </table:table-cell>
          <table:table-cell office:value-type="float" office:value="41417" table:style-name="ce25">
            <text:p>41,417</text:p>
          </table:table-cell>
          <table:table-cell office:value-type="float" office:value="21538" table:style-name="ce25">
            <text:p>21,538</text:p>
          </table:table-cell>
          <table:table-cell office:value-type="float" office:value="19879" table:style-name="ce25">
            <text:p>19,879</text:p>
          </table:table-cell>
          <table:table-cell office:value-type="float" office:value="7.2353962635957387" table:style-name="ce27">
            <text:p>7.24</text:p>
          </table:table-cell>
          <table:table-cell office:value-type="float" office:value="73548" table:style-name="ce25">
            <text:p>73,548</text:p>
          </table:table-cell>
          <table:table-cell office:value-type="float" office:value="38115" table:style-name="ce25">
            <text:p>38,115</text:p>
          </table:table-cell>
          <table:table-cell office:value-type="float" office:value="35433" table:style-name="ce25">
            <text:p>35,433</text:p>
          </table:table-cell>
          <table:table-cell office:value-type="float" office:value="12.848562773618067" table:style-name="ce26">
            <text:p>12.85</text:p>
          </table:table-cell>
          <table:table-cell office:value-type="float" office:value="79583" table:style-name="ce25">
            <text:p>79,583</text:p>
          </table:table-cell>
          <table:table-cell office:value-type="float" office:value="41275" table:style-name="ce25">
            <text:p>41,275</text:p>
          </table:table-cell>
          <table:table-cell office:value-type="float" office:value="38308" table:style-name="ce25">
            <text:p>38,308</text:p>
          </table:table-cell>
          <table:table-cell office:value-type="float" office:value="13.902854886779334" table:style-name="ce26">
            <text:p>13.90</text:p>
          </table:table-cell>
          <table:table-cell office:value-type="float" office:value="36758" table:style-name="ce25">
            <text:p>36,758</text:p>
          </table:table-cell>
          <table:table-cell office:value-type="float" office:value="19245" table:style-name="ce25">
            <text:p>19,245</text:p>
          </table:table-cell>
          <table:table-cell office:value-type="float" office:value="17513" table:style-name="ce25">
            <text:p>17,513</text:p>
          </table:table-cell>
          <table:table-cell office:value-type="float" office:value="6.4214862461610487" table:style-name="ce26">
            <text:p>6.42</text:p>
          </table:table-cell>
          <table:table-cell office:value-type="float" office:value="448799" table:style-name="ce25">
            <text:p>448,799</text:p>
          </table:table-cell>
          <table:table-cell office:value-type="float" office:value="227763" table:style-name="ce25">
            <text:p>227,763</text:p>
          </table:table-cell>
          <table:table-cell office:value-type="float" office:value="221036" table:style-name="ce25">
            <text:p>221,036</text:p>
          </table:table-cell>
          <table:table-cell office:value-type="float" office:value="78.403520479646133" table:style-name="ce26">
            <text:p>78.40</text:p>
          </table:table-cell>
          <table:table-cell office:value-type="float" office:value="75016" table:style-name="ce25">
            <text:p>75,016</text:p>
          </table:table-cell>
          <table:table-cell office:value-type="float" office:value="35771" table:style-name="ce25">
            <text:p>35,771</text:p>
          </table:table-cell>
          <table:table-cell office:value-type="float" office:value="39245" table:style-name="ce25">
            <text:p>39,245</text:p>
          </table:table-cell>
          <table:table-cell office:value-type="float" office:value="13.105016928070548" table:style-name="ce26">
            <text:p>13.11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苗栗縣</text:p>
          </table:table-cell>
          <table:table-cell office:value-type="float" office:value="541226" table:style-name="ce25">
            <text:p>541,226</text:p>
          </table:table-cell>
          <table:table-cell office:value-type="float" office:value="278994" table:style-name="ce25">
            <text:p>278,994</text:p>
          </table:table-cell>
          <table:table-cell office:value-type="float" office:value="262232" table:style-name="ce25">
            <text:p>262,232</text:p>
          </table:table-cell>
          <table:table-cell office:value-type="float" office:value="17353" table:style-name="ce25">
            <text:p>17,353</text:p>
          </table:table-cell>
          <table:table-cell office:value-type="float" office:value="8988" table:style-name="ce25">
            <text:p>8,988</text:p>
          </table:table-cell>
          <table:table-cell office:value-type="float" office:value="8365" table:style-name="ce25">
            <text:p>8,365</text:p>
          </table:table-cell>
          <table:table-cell office:value-type="float" office:value="3.2062391681109186" table:style-name="ce26">
            <text:p>3.21</text:p>
          </table:table-cell>
          <table:table-cell office:value-type="float" office:value="27241" table:style-name="ce25">
            <text:p>27,241</text:p>
          </table:table-cell>
          <table:table-cell office:value-type="float" office:value="14031" table:style-name="ce25">
            <text:p>14,031</text:p>
          </table:table-cell>
          <table:table-cell office:value-type="float" office:value="13210" table:style-name="ce25">
            <text:p>13,210</text:p>
          </table:table-cell>
          <table:table-cell office:value-type="float" office:value="5.0332023960415802" table:style-name="ce27">
            <text:p>5.03</text:p>
          </table:table-cell>
          <table:table-cell office:value-type="float" office:value="50720" table:style-name="ce25">
            <text:p>50,720</text:p>
          </table:table-cell>
          <table:table-cell office:value-type="float" office:value="26160" table:style-name="ce25">
            <text:p>26,160</text:p>
          </table:table-cell>
          <table:table-cell office:value-type="float" office:value="24560" table:style-name="ce25">
            <text:p>24,560</text:p>
          </table:table-cell>
          <table:table-cell office:value-type="float" office:value="9.3713162338838121" table:style-name="ce26">
            <text:p>9.37</text:p>
          </table:table-cell>
          <table:table-cell office:value-type="float" office:value="55261" table:style-name="ce25">
            <text:p>55,261</text:p>
          </table:table-cell>
          <table:table-cell office:value-type="float" office:value="28552" table:style-name="ce25">
            <text:p>28,552</text:p>
          </table:table-cell>
          <table:table-cell office:value-type="float" office:value="26709" table:style-name="ce25">
            <text:p>26,709</text:p>
          </table:table-cell>
          <table:table-cell office:value-type="float" office:value="10.210337271306257" table:style-name="ce26">
            <text:p>10.21</text:p>
          </table:table-cell>
          <table:table-cell office:value-type="float" office:value="29894" table:style-name="ce25">
            <text:p>29,894</text:p>
          </table:table-cell>
          <table:table-cell office:value-type="float" office:value="15862" table:style-name="ce25">
            <text:p>15,862</text:p>
          </table:table-cell>
          <table:table-cell office:value-type="float" office:value="14032" table:style-name="ce25">
            <text:p>14,032</text:p>
          </table:table-cell>
          <table:table-cell office:value-type="float" office:value="5.5233857944740272" table:style-name="ce26">
            <text:p>5.52</text:p>
          </table:table-cell>
          <table:table-cell office:value-type="float" office:value="448247" table:style-name="ce25">
            <text:p>448,247</text:p>
          </table:table-cell>
          <table:table-cell office:value-type="float" office:value="230399" table:style-name="ce25">
            <text:p>230,399</text:p>
          </table:table-cell>
          <table:table-cell office:value-type="float" office:value="217848" table:style-name="ce25">
            <text:p>217,848</text:p>
          </table:table-cell>
          <table:table-cell office:value-type="float" office:value="82.820670108235745" table:style-name="ce26">
            <text:p>82.82</text:p>
          </table:table-cell>
          <table:table-cell office:value-type="float" office:value="94020" table:style-name="ce25">
            <text:p>94,020</text:p>
          </table:table-cell>
          <table:table-cell office:value-type="float" office:value="44650" table:style-name="ce25">
            <text:p>44,650</text:p>
          </table:table-cell>
          <table:table-cell office:value-type="float" office:value="49370" table:style-name="ce25">
            <text:p>49,370</text:p>
          </table:table-cell>
          <table:table-cell office:value-type="float" office:value="17.371670984025158" table:style-name="ce26">
            <text:p>17.37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彰化縣</text:p>
          </table:table-cell>
          <table:table-cell office:value-type="float" office:value="1262673" table:style-name="ce25">
            <text:p>1,262,673</text:p>
          </table:table-cell>
          <table:table-cell office:value-type="float" office:value="641697" table:style-name="ce25">
            <text:p>641,697</text:p>
          </table:table-cell>
          <table:table-cell office:value-type="float" office:value="620976" table:style-name="ce25">
            <text:p>620,976</text:p>
          </table:table-cell>
          <table:table-cell office:value-type="float" office:value="52012" table:style-name="ce25">
            <text:p>52,012</text:p>
          </table:table-cell>
          <table:table-cell office:value-type="float" office:value="27023" table:style-name="ce25">
            <text:p>27,023</text:p>
          </table:table-cell>
          <table:table-cell office:value-type="float" office:value="24989" table:style-name="ce25">
            <text:p>24,989</text:p>
          </table:table-cell>
          <table:table-cell office:value-type="float" office:value="4.1191979237696543" table:style-name="ce26">
            <text:p>4.12</text:p>
          </table:table-cell>
          <table:table-cell office:value-type="float" office:value="73648" table:style-name="ce25">
            <text:p>73,648</text:p>
          </table:table-cell>
          <table:table-cell office:value-type="float" office:value="38319" table:style-name="ce25">
            <text:p>38,319</text:p>
          </table:table-cell>
          <table:table-cell office:value-type="float" office:value="35329" table:style-name="ce25">
            <text:p>35,329</text:p>
          </table:table-cell>
          <table:table-cell office:value-type="float" office:value="5.8327056965659363" table:style-name="ce27">
            <text:p>5.83</text:p>
          </table:table-cell>
          <table:table-cell office:value-type="float" office:value="125443" table:style-name="ce25">
            <text:p>125,443</text:p>
          </table:table-cell>
          <table:table-cell office:value-type="float" office:value="65261" table:style-name="ce25">
            <text:p>65,261</text:p>
          </table:table-cell>
          <table:table-cell office:value-type="float" office:value="60182" table:style-name="ce25">
            <text:p>60,182</text:p>
          </table:table-cell>
          <table:table-cell office:value-type="float" office:value="9.9347178564838234" table:style-name="ce26">
            <text:p>9.93</text:p>
          </table:table-cell>
          <table:table-cell office:value-type="float" office:value="136075" table:style-name="ce25">
            <text:p>136,075</text:p>
          </table:table-cell>
          <table:table-cell office:value-type="float" office:value="70801" table:style-name="ce25">
            <text:p>70,801</text:p>
          </table:table-cell>
          <table:table-cell office:value-type="float" office:value="65274" table:style-name="ce25">
            <text:p>65,274</text:p>
          </table:table-cell>
          <table:table-cell office:value-type="float" office:value="10.776741088151882" table:style-name="ce26">
            <text:p>10.78</text:p>
          </table:table-cell>
          <table:table-cell office:value-type="float" office:value="70234" table:style-name="ce25">
            <text:p>70,234</text:p>
          </table:table-cell>
          <table:table-cell office:value-type="float" office:value="37059" table:style-name="ce25">
            <text:p>37,059</text:p>
          </table:table-cell>
          <table:table-cell office:value-type="float" office:value="33175" table:style-name="ce25">
            <text:p>33,175</text:p>
          </table:table-cell>
          <table:table-cell office:value-type="float" office:value="5.5623269049072883" table:style-name="ce26">
            <text:p>5.56</text:p>
          </table:table-cell>
          <table:table-cell office:value-type="float" office:value="1038112" table:style-name="ce25">
            <text:p>1,038,112</text:p>
          </table:table-cell>
          <table:table-cell office:value-type="float" office:value="524232" table:style-name="ce25">
            <text:p>524,232</text:p>
          </table:table-cell>
          <table:table-cell office:value-type="float" office:value="513880" table:style-name="ce25">
            <text:p>513,880</text:p>
          </table:table-cell>
          <table:table-cell office:value-type="float" office:value="82.215427113749968" table:style-name="ce26">
            <text:p>82.22</text:p>
          </table:table-cell>
          <table:table-cell office:value-type="float" office:value="213686" table:style-name="ce25">
            <text:p>213,686</text:p>
          </table:table-cell>
          <table:table-cell office:value-type="float" office:value="98632" table:style-name="ce25">
            <text:p>98,632</text:p>
          </table:table-cell>
          <table:table-cell office:value-type="float" office:value="115054" table:style-name="ce25">
            <text:p>115,054</text:p>
          </table:table-cell>
          <table:table-cell office:value-type="float" office:value="16.923304766950746" table:style-name="ce26">
            <text:p>16.92</text:p>
          </table:table-cell>
          <table:table-cell table:number-columns-repeated="16352"/>
        </table:table-row>
        <table:table-row table:style-name="ro6">
          <table:table-cell office:value-type="string" table:style-name="ce24">
            <text:p>南投縣</text:p>
          </table:table-cell>
          <table:table-cell office:value-type="float" office:value="489148" table:style-name="ce25">
            <text:p>489,148</text:p>
          </table:table-cell>
          <table:table-cell office:value-type="float" office:value="249968" table:style-name="ce25">
            <text:p>249,968</text:p>
          </table:table-cell>
          <table:table-cell office:value-type="float" office:value="239180" table:style-name="ce25">
            <text:p>239,180</text:p>
          </table:table-cell>
          <table:table-cell office:value-type="float" office:value="15314" table:style-name="ce25">
            <text:p>15,314</text:p>
          </table:table-cell>
          <table:table-cell office:value-type="float" office:value="7997" table:style-name="ce25">
            <text:p>7,997</text:p>
          </table:table-cell>
          <table:table-cell office:value-type="float" office:value="7317" table:style-name="ce25">
            <text:p>7,317</text:p>
          </table:table-cell>
          <table:table-cell office:value-type="float" office:value="3.1307497935185258" table:style-name="ce26">
            <text:p>3.13</text:p>
          </table:table-cell>
          <table:table-cell office:value-type="float" office:value="22584" table:style-name="ce25">
            <text:p>22,584</text:p>
          </table:table-cell>
          <table:table-cell office:value-type="float" office:value="11731" table:style-name="ce25">
            <text:p>11,731</text:p>
          </table:table-cell>
          <table:table-cell office:value-type="float" office:value="10853" table:style-name="ce25">
            <text:p>10,853</text:p>
          </table:table-cell>
          <table:table-cell office:value-type="float" office:value="4.6170075314628702" table:style-name="ce27">
            <text:p>4.62</text:p>
          </table:table-cell>
          <table:table-cell office:value-type="float" office:value="40411" table:style-name="ce25">
            <text:p>40,411</text:p>
          </table:table-cell>
          <table:table-cell office:value-type="float" office:value="21050" table:style-name="ce25">
            <text:p>21,050</text:p>
          </table:table-cell>
          <table:table-cell office:value-type="float" office:value="19361" table:style-name="ce25">
            <text:p>19,361</text:p>
          </table:table-cell>
          <table:table-cell office:value-type="float" office:value="8.2615077645211663" table:style-name="ce26">
            <text:p>8.26</text:p>
          </table:table-cell>
          <table:table-cell office:value-type="float" office:value="44031" table:style-name="ce25">
            <text:p>44,031</text:p>
          </table:table-cell>
          <table:table-cell office:value-type="float" office:value="22920" table:style-name="ce25">
            <text:p>22,920</text:p>
          </table:table-cell>
          <table:table-cell office:value-type="float" office:value="21111" table:style-name="ce25">
            <text:p>21,111</text:p>
          </table:table-cell>
          <table:table-cell office:value-type="float" office:value="9.0015700769501255" table:style-name="ce26">
            <text:p>9.00</text:p>
          </table:table-cell>
          <table:table-cell office:value-type="float" office:value="25143" table:style-name="ce25">
            <text:p>25,143</text:p>
          </table:table-cell>
          <table:table-cell office:value-type="float" office:value="13032" table:style-name="ce25">
            <text:p>13,032</text:p>
          </table:table-cell>
          <table:table-cell office:value-type="float" office:value="12111" table:style-name="ce25">
            <text:p>12,111</text:p>
          </table:table-cell>
          <table:table-cell office:value-type="float" office:value="5.1401620777351642" table:style-name="ce26">
            <text:p>5.14</text:p>
          </table:table-cell>
          <table:table-cell office:value-type="float" office:value="412766" table:style-name="ce25">
            <text:p>412,766</text:p>
          </table:table-cell>
          <table:table-cell office:value-type="float" office:value="210219" table:style-name="ce25">
            <text:p>210,219</text:p>
          </table:table-cell>
          <table:table-cell office:value-type="float" office:value="202547" table:style-name="ce25">
            <text:p>202,547</text:p>
          </table:table-cell>
          <table:table-cell office:value-type="float" office:value="84.384685207748987" table:style-name="ce26">
            <text:p>84.38</text:p>
          </table:table-cell>
          <table:table-cell office:value-type="float" office:value="92534" table:style-name="ce25">
            <text:p>92,534</text:p>
          </table:table-cell>
          <table:table-cell office:value-type="float" office:value="43523" table:style-name="ce25">
            <text:p>43,523</text:p>
          </table:table-cell>
          <table:table-cell office:value-type="float" office:value="49011" table:style-name="ce25">
            <text:p>49,011</text:p>
          </table:table-cell>
          <table:table-cell office:value-type="float" office:value="18.917382877983759" table:style-name="ce26">
            <text:p>18.92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雲林縣</text:p>
          </table:table-cell>
          <table:table-cell office:value-type="float" office:value="674622" table:style-name="ce25">
            <text:p>674,622</text:p>
          </table:table-cell>
          <table:table-cell office:value-type="float" office:value="348860" table:style-name="ce25">
            <text:p>348,860</text:p>
          </table:table-cell>
          <table:table-cell office:value-type="float" office:value="325762" table:style-name="ce25">
            <text:p>325,762</text:p>
          </table:table-cell>
          <table:table-cell office:value-type="float" office:value="21412" table:style-name="ce25">
            <text:p>21,412</text:p>
          </table:table-cell>
          <table:table-cell office:value-type="float" office:value="11068" table:style-name="ce25">
            <text:p>11,068</text:p>
          </table:table-cell>
          <table:table-cell office:value-type="float" office:value="10344" table:style-name="ce25">
            <text:p>10,344</text:p>
          </table:table-cell>
          <table:table-cell office:value-type="float" office:value="3.173925546454162" table:style-name="ce26">
            <text:p>3.17</text:p>
          </table:table-cell>
          <table:table-cell office:value-type="float" office:value="31384" table:style-name="ce25">
            <text:p>31,384</text:p>
          </table:table-cell>
          <table:table-cell office:value-type="float" office:value="16174" table:style-name="ce25">
            <text:p>16,174</text:p>
          </table:table-cell>
          <table:table-cell office:value-type="float" office:value="15210" table:style-name="ce25">
            <text:p>15,210</text:p>
          </table:table-cell>
          <table:table-cell office:value-type="float" office:value="4.6520866500054847" table:style-name="ce27">
            <text:p>4.65</text:p>
          </table:table-cell>
          <table:table-cell office:value-type="float" office:value="56651" table:style-name="ce25">
            <text:p>56,651</text:p>
          </table:table-cell>
          <table:table-cell office:value-type="float" office:value="29334" table:style-name="ce25">
            <text:p>29,334</text:p>
          </table:table-cell>
          <table:table-cell office:value-type="float" office:value="27317" table:style-name="ce25">
            <text:p>27,317</text:p>
          </table:table-cell>
          <table:table-cell office:value-type="float" office:value="8.3974433089937772" table:style-name="ce26">
            <text:p>8.40</text:p>
          </table:table-cell>
          <table:table-cell office:value-type="float" office:value="62149" table:style-name="ce25">
            <text:p>62,149</text:p>
          </table:table-cell>
          <table:table-cell office:value-type="float" office:value="32201" table:style-name="ce25">
            <text:p>32,201</text:p>
          </table:table-cell>
          <table:table-cell office:value-type="float" office:value="29948" table:style-name="ce25">
            <text:p>29,948</text:p>
          </table:table-cell>
          <table:table-cell office:value-type="float" office:value="9.2124182134587969" table:style-name="ce26">
            <text:p>9.21</text:p>
          </table:table-cell>
          <table:table-cell office:value-type="float" office:value="36912" table:style-name="ce25">
            <text:p>36,912</text:p>
          </table:table-cell>
          <table:table-cell office:value-type="float" office:value="19359" table:style-name="ce25">
            <text:p>19,359</text:p>
          </table:table-cell>
          <table:table-cell office:value-type="float" office:value="17553" table:style-name="ce25">
            <text:p>17,553</text:p>
          </table:table-cell>
          <table:table-cell office:value-type="float" office:value="5.4715084891983956" table:style-name="ce26">
            <text:p>5.47</text:p>
          </table:table-cell>
          <table:table-cell office:value-type="float" office:value="565810" table:style-name="ce25">
            <text:p>565,810</text:p>
          </table:table-cell>
          <table:table-cell office:value-type="float" office:value="292241" table:style-name="ce25">
            <text:p>292,241</text:p>
          </table:table-cell>
          <table:table-cell office:value-type="float" office:value="273569" table:style-name="ce25">
            <text:p>273,569</text:p>
          </table:table-cell>
          <table:table-cell office:value-type="float" office:value="83.870671279620296" table:style-name="ce26">
            <text:p>83.87</text:p>
          </table:table-cell>
          <table:table-cell office:value-type="float" office:value="130439" table:style-name="ce25">
            <text:p>130,439</text:p>
          </table:table-cell>
          <table:table-cell office:value-type="float" office:value="59956" table:style-name="ce25">
            <text:p>59,956</text:p>
          </table:table-cell>
          <table:table-cell office:value-type="float" office:value="70483" table:style-name="ce25">
            <text:p>70,483</text:p>
          </table:table-cell>
          <table:table-cell office:value-type="float" office:value="19.335123965717099" table:style-name="ce26">
            <text:p>19.34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嘉義縣</text:p>
          </table:table-cell>
          <table:table-cell office:value-type="float" office:value="497641" table:style-name="ce25">
            <text:p>497,641</text:p>
          </table:table-cell>
          <table:table-cell office:value-type="float" office:value="258099" table:style-name="ce25">
            <text:p>258,099</text:p>
          </table:table-cell>
          <table:table-cell office:value-type="float" office:value="239542" table:style-name="ce25">
            <text:p>239,542</text:p>
          </table:table-cell>
          <table:table-cell office:value-type="float" office:value="13375" table:style-name="ce25">
            <text:p>13,375</text:p>
          </table:table-cell>
          <table:table-cell office:value-type="float" office:value="6841" table:style-name="ce25">
            <text:p>6,841</text:p>
          </table:table-cell>
          <table:table-cell office:value-type="float" office:value="6534" table:style-name="ce25">
            <text:p>6,534</text:p>
          </table:table-cell>
          <table:table-cell office:value-type="float" office:value="2.6876804764880706" table:style-name="ce26">
            <text:p>2.69</text:p>
          </table:table-cell>
          <table:table-cell office:value-type="float" office:value="19204" table:style-name="ce25">
            <text:p>19,204</text:p>
          </table:table-cell>
          <table:table-cell office:value-type="float" office:value="9864" table:style-name="ce25">
            <text:p>9,864</text:p>
          </table:table-cell>
          <table:table-cell office:value-type="float" office:value="9340" table:style-name="ce25">
            <text:p>9,340</text:p>
          </table:table-cell>
          <table:table-cell office:value-type="float" office:value="3.8590067940543484" table:style-name="ce27">
            <text:p>3.86</text:p>
          </table:table-cell>
          <table:table-cell office:value-type="float" office:value="34067" table:style-name="ce25">
            <text:p>34,067</text:p>
          </table:table-cell>
          <table:table-cell office:value-type="float" office:value="17629" table:style-name="ce25">
            <text:p>17,629</text:p>
          </table:table-cell>
          <table:table-cell office:value-type="float" office:value="16438" table:style-name="ce25">
            <text:p>16,438</text:p>
          </table:table-cell>
          <table:table-cell office:value-type="float" office:value="6.8456980031789989" table:style-name="ce26">
            <text:p>6.85</text:p>
          </table:table-cell>
          <table:table-cell office:value-type="float" office:value="37132" table:style-name="ce25">
            <text:p>37,132</text:p>
          </table:table-cell>
          <table:table-cell office:value-type="float" office:value="19252" table:style-name="ce25">
            <text:p>19,252</text:p>
          </table:table-cell>
          <table:table-cell office:value-type="float" office:value="17880" table:style-name="ce25">
            <text:p>17,880</text:p>
          </table:table-cell>
          <table:table-cell office:value-type="float" office:value="7.4616038469499104" table:style-name="ce26">
            <text:p>7.46</text:p>
          </table:table-cell>
          <table:table-cell office:value-type="float" office:value="23673" table:style-name="ce25">
            <text:p>23,673</text:p>
          </table:table-cell>
          <table:table-cell office:value-type="float" office:value="12468" table:style-name="ce25">
            <text:p>12,468</text:p>
          </table:table-cell>
          <table:table-cell office:value-type="float" office:value="11205" table:style-name="ce25">
            <text:p>11,205</text:p>
          </table:table-cell>
          <table:table-cell office:value-type="float" office:value="4.7570437323291292" table:style-name="ce26">
            <text:p>4.76</text:p>
          </table:table-cell>
          <table:table-cell office:value-type="float" office:value="428770" table:style-name="ce25">
            <text:p>428,770</text:p>
          </table:table-cell>
          <table:table-cell office:value-type="float" office:value="222157" table:style-name="ce25">
            <text:p>222,157</text:p>
          </table:table-cell>
          <table:table-cell office:value-type="float" office:value="206613" table:style-name="ce25">
            <text:p>206,613</text:p>
          </table:table-cell>
          <table:table-cell office:value-type="float" office:value="86.160505263834779" table:style-name="ce26">
            <text:p>86.16</text:p>
          </table:table-cell>
          <table:table-cell office:value-type="float" office:value="102599" table:style-name="ce25">
            <text:p>102,599</text:p>
          </table:table-cell>
          <table:table-cell office:value-type="float" office:value="47695" table:style-name="ce25">
            <text:p>47,695</text:p>
          </table:table-cell>
          <table:table-cell office:value-type="float" office:value="54904" table:style-name="ce25">
            <text:p>54,904</text:p>
          </table:table-cell>
          <table:table-cell office:value-type="float" office:value="20.617071342594357" table:style-name="ce26">
            <text:p>20.62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屏東縣</text:p>
          </table:table-cell>
          <table:table-cell office:value-type="float" office:value="809765" table:style-name="ce25">
            <text:p>809,765</text:p>
          </table:table-cell>
          <table:table-cell office:value-type="float" office:value="412454" table:style-name="ce25">
            <text:p>412,454</text:p>
          </table:table-cell>
          <table:table-cell office:value-type="float" office:value="397311" table:style-name="ce25">
            <text:p>397,311</text:p>
          </table:table-cell>
          <table:table-cell office:value-type="float" office:value="24657" table:style-name="ce25">
            <text:p>24,657</text:p>
          </table:table-cell>
          <table:table-cell office:value-type="float" office:value="12844" table:style-name="ce25">
            <text:p>12,844</text:p>
          </table:table-cell>
          <table:table-cell office:value-type="float" office:value="11813" table:style-name="ce25">
            <text:p>11,813</text:p>
          </table:table-cell>
          <table:table-cell office:value-type="float" office:value="3.0449574876661747" table:style-name="ce26">
            <text:p>3.04</text:p>
          </table:table-cell>
          <table:table-cell office:value-type="float" office:value="36560" table:style-name="ce25">
            <text:p>36,560</text:p>
          </table:table-cell>
          <table:table-cell office:value-type="float" office:value="19010" table:style-name="ce25">
            <text:p>19,010</text:p>
          </table:table-cell>
          <table:table-cell office:value-type="float" office:value="17550" table:style-name="ce25">
            <text:p>17,550</text:p>
          </table:table-cell>
          <table:table-cell office:value-type="float" office:value="4.5148901224429308" table:style-name="ce27">
            <text:p>4.51</text:p>
          </table:table-cell>
          <table:table-cell office:value-type="float" office:value="65044" table:style-name="ce25">
            <text:p>65,044</text:p>
          </table:table-cell>
          <table:table-cell office:value-type="float" office:value="33892" table:style-name="ce25">
            <text:p>33,892</text:p>
          </table:table-cell>
          <table:table-cell office:value-type="float" office:value="31152" table:style-name="ce25">
            <text:p>31,152</text:p>
          </table:table-cell>
          <table:table-cell office:value-type="float" office:value="8.0324538600705147" table:style-name="ce26">
            <text:p>8.03</text:p>
          </table:table-cell>
          <table:table-cell office:value-type="float" office:value="70965" table:style-name="ce25">
            <text:p>70,965</text:p>
          </table:table-cell>
          <table:table-cell office:value-type="float" office:value="36966" table:style-name="ce25">
            <text:p>36,966</text:p>
          </table:table-cell>
          <table:table-cell office:value-type="float" office:value="33999" table:style-name="ce25">
            <text:p>33,999</text:p>
          </table:table-cell>
          <table:table-cell office:value-type="float" office:value="8.7636536526029154" table:style-name="ce26">
            <text:p>8.76</text:p>
          </table:table-cell>
          <table:table-cell office:value-type="float" office:value="39685" table:style-name="ce25">
            <text:p>39,685</text:p>
          </table:table-cell>
          <table:table-cell office:value-type="float" office:value="20757" table:style-name="ce25">
            <text:p>20,757</text:p>
          </table:table-cell>
          <table:table-cell office:value-type="float" office:value="18928" table:style-name="ce25">
            <text:p>18,928</text:p>
          </table:table-cell>
          <table:table-cell office:value-type="float" office:value="4.9008045544077605" table:style-name="ce26">
            <text:p>4.90</text:p>
          </table:table-cell>
          <table:table-cell office:value-type="float" office:value="687853" table:style-name="ce25">
            <text:p>687,853</text:p>
          </table:table-cell>
          <table:table-cell office:value-type="float" office:value="348986" table:style-name="ce25">
            <text:p>348,986</text:p>
          </table:table-cell>
          <table:table-cell office:value-type="float" office:value="338867" table:style-name="ce25">
            <text:p>338,867</text:p>
          </table:table-cell>
          <table:table-cell office:value-type="float" office:value="84.944767926497192" table:style-name="ce26">
            <text:p>84.94</text:p>
          </table:table-cell>
          <table:table-cell office:value-type="float" office:value="147944" table:style-name="ce25">
            <text:p>147,944</text:p>
          </table:table-cell>
          <table:table-cell office:value-type="float" office:value="69099" table:style-name="ce25">
            <text:p>69,099</text:p>
          </table:table-cell>
          <table:table-cell office:value-type="float" office:value="78845" table:style-name="ce25">
            <text:p>78,845</text:p>
          </table:table-cell>
          <table:table-cell office:value-type="float" office:value="18.269991911233504" table:style-name="ce26">
            <text:p>18.27</text:p>
          </table:table-cell>
          <table:table-cell table:number-columns-repeated="16352"/>
        </table:table-row>
        <table:table-row table:style-name="ro6">
          <table:table-cell office:value-type="string" table:style-name="ce24">
            <text:p>臺東縣</text:p>
          </table:table-cell>
          <table:table-cell office:value-type="float" office:value="214599" table:style-name="ce25">
            <text:p>214,599</text:p>
          </table:table-cell>
          <table:table-cell office:value-type="float" office:value="110225" table:style-name="ce25">
            <text:p>110,225</text:p>
          </table:table-cell>
          <table:table-cell office:value-type="float" office:value="104374" table:style-name="ce25">
            <text:p>104,374</text:p>
          </table:table-cell>
          <table:table-cell office:value-type="float" office:value="7334" table:style-name="ce25">
            <text:p>7,334</text:p>
          </table:table-cell>
          <table:table-cell office:value-type="float" office:value="3853" table:style-name="ce25">
            <text:p>3,853</text:p>
          </table:table-cell>
          <table:table-cell office:value-type="float" office:value="3481" table:style-name="ce25">
            <text:p>3,481</text:p>
          </table:table-cell>
          <table:table-cell office:value-type="float" office:value="3.4175368943937294" table:style-name="ce26">
            <text:p>3.42</text:p>
          </table:table-cell>
          <table:table-cell office:value-type="float" office:value="10666" table:style-name="ce25">
            <text:p>10,666</text:p>
          </table:table-cell>
          <table:table-cell office:value-type="float" office:value="5561" table:style-name="ce25">
            <text:p>5,561</text:p>
          </table:table-cell>
          <table:table-cell office:value-type="float" office:value="5105" table:style-name="ce25">
            <text:p>5,105</text:p>
          </table:table-cell>
          <table:table-cell office:value-type="float" office:value="4.9702002339246691" table:style-name="ce27">
            <text:p>4.97</text:p>
          </table:table-cell>
          <table:table-cell office:value-type="float" office:value="18891" table:style-name="ce25">
            <text:p>18,891</text:p>
          </table:table-cell>
          <table:table-cell office:value-type="float" office:value="9861" table:style-name="ce25">
            <text:p>9,861</text:p>
          </table:table-cell>
          <table:table-cell office:value-type="float" office:value="9030" table:style-name="ce25">
            <text:p>9,030</text:p>
          </table:table-cell>
          <table:table-cell office:value-type="float" office:value="8.8029301161701579" table:style-name="ce26">
            <text:p>8.80</text:p>
          </table:table-cell>
          <table:table-cell office:value-type="float" office:value="20652" table:style-name="ce25">
            <text:p>20,652</text:p>
          </table:table-cell>
          <table:table-cell office:value-type="float" office:value="10827" table:style-name="ce25">
            <text:p>10,827</text:p>
          </table:table-cell>
          <table:table-cell office:value-type="float" office:value="9825" table:style-name="ce25">
            <text:p>9,825</text:p>
          </table:table-cell>
          <table:table-cell office:value-type="float" office:value="9.6235303985573086" table:style-name="ce26">
            <text:p>9.62</text:p>
          </table:table-cell>
          <table:table-cell office:value-type="float" office:value="11488" table:style-name="ce25">
            <text:p>11,488</text:p>
          </table:table-cell>
          <table:table-cell office:value-type="float" office:value="6126" table:style-name="ce25">
            <text:p>6,126</text:p>
          </table:table-cell>
          <table:table-cell office:value-type="float" office:value="5362" table:style-name="ce25">
            <text:p>5,362</text:p>
          </table:table-cell>
          <table:table-cell office:value-type="float" office:value="5.3532402294512087" table:style-name="ce26">
            <text:p>5.35</text:p>
          </table:table-cell>
          <table:table-cell office:value-type="float" office:value="179447" table:style-name="ce25">
            <text:p>179,447</text:p>
          </table:table-cell>
          <table:table-cell office:value-type="float" office:value="91796" table:style-name="ce25">
            <text:p>91,796</text:p>
          </table:table-cell>
          <table:table-cell office:value-type="float" office:value="87651" table:style-name="ce25">
            <text:p>87,651</text:p>
          </table:table-cell>
          <table:table-cell office:value-type="float" office:value="83.619681359186202" table:style-name="ce26">
            <text:p>83.62</text:p>
          </table:table-cell>
          <table:table-cell office:value-type="float" office:value="38085" table:style-name="ce25">
            <text:p>38,085</text:p>
          </table:table-cell>
          <table:table-cell office:value-type="float" office:value="17209" table:style-name="ce25">
            <text:p>17,209</text:p>
          </table:table-cell>
          <table:table-cell office:value-type="float" office:value="20876" table:style-name="ce25">
            <text:p>20,876</text:p>
          </table:table-cell>
          <table:table-cell office:value-type="float" office:value="17.747053807333678" table:style-name="ce26">
            <text:p>17.75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花蓮縣</text:p>
          </table:table-cell>
          <table:table-cell office:value-type="float" office:value="323441" table:style-name="ce25">
            <text:p>323,441</text:p>
          </table:table-cell>
          <table:table-cell office:value-type="float" office:value="163522" table:style-name="ce25">
            <text:p>163,522</text:p>
          </table:table-cell>
          <table:table-cell office:value-type="float" office:value="159919" table:style-name="ce25">
            <text:p>159,919</text:p>
          </table:table-cell>
          <table:table-cell office:value-type="float" office:value="11634" table:style-name="ce25">
            <text:p>11,634</text:p>
          </table:table-cell>
          <table:table-cell office:value-type="float" office:value="6057" table:style-name="ce25">
            <text:p>6,057</text:p>
          </table:table-cell>
          <table:table-cell office:value-type="float" office:value="5577" table:style-name="ce25">
            <text:p>5,577</text:p>
          </table:table-cell>
          <table:table-cell office:value-type="float" office:value="3.5969465837664369" table:style-name="ce26">
            <text:p>3.60</text:p>
          </table:table-cell>
          <table:table-cell office:value-type="float" office:value="17031" table:style-name="ce25">
            <text:p>17,031</text:p>
          </table:table-cell>
          <table:table-cell office:value-type="float" office:value="8879" table:style-name="ce25">
            <text:p>8,879</text:p>
          </table:table-cell>
          <table:table-cell office:value-type="float" office:value="8152" table:style-name="ce25">
            <text:p>8,152</text:p>
          </table:table-cell>
          <table:table-cell office:value-type="float" office:value="5.2655662083656676" table:style-name="ce27">
            <text:p>5.27</text:p>
          </table:table-cell>
          <table:table-cell office:value-type="float" office:value="29716" table:style-name="ce25">
            <text:p>29,716</text:p>
          </table:table-cell>
          <table:table-cell office:value-type="float" office:value="15569" table:style-name="ce25">
            <text:p>15,569</text:p>
          </table:table-cell>
          <table:table-cell office:value-type="float" office:value="14147" table:style-name="ce25">
            <text:p>14,147</text:p>
          </table:table-cell>
          <table:table-cell office:value-type="float" office:value="9.1874561357403675" table:style-name="ce26">
            <text:p>9.19</text:p>
          </table:table-cell>
          <table:table-cell office:value-type="float" office:value="32250" table:style-name="ce25">
            <text:p>32,250</text:p>
          </table:table-cell>
          <table:table-cell office:value-type="float" office:value="16891" table:style-name="ce25">
            <text:p>16,891</text:p>
          </table:table-cell>
          <table:table-cell office:value-type="float" office:value="15359" table:style-name="ce25">
            <text:p>15,359</text:p>
          </table:table-cell>
          <table:table-cell office:value-type="float" office:value="9.9709065950204199" table:style-name="ce26">
            <text:p>9.97</text:p>
          </table:table-cell>
          <table:table-cell office:value-type="float" office:value="16807" table:style-name="ce25">
            <text:p>16,807</text:p>
          </table:table-cell>
          <table:table-cell office:value-type="float" office:value="8848" table:style-name="ce25">
            <text:p>8,848</text:p>
          </table:table-cell>
          <table:table-cell office:value-type="float" office:value="7959" table:style-name="ce25">
            <text:p>7,959</text:p>
          </table:table-cell>
          <table:table-cell office:value-type="float" office:value="5.1963109191475416" table:style-name="ce26">
            <text:p>5.20</text:p>
          </table:table-cell>
          <table:table-cell office:value-type="float" office:value="270015" table:style-name="ce25">
            <text:p>270,015</text:p>
          </table:table-cell>
          <table:table-cell office:value-type="float" office:value="135526" table:style-name="ce25">
            <text:p>135,526</text:p>
          </table:table-cell>
          <table:table-cell office:value-type="float" office:value="134489" table:style-name="ce25">
            <text:p>134,489</text:p>
          </table:table-cell>
          <table:table-cell office:value-type="float" office:value="83.481995170680278" table:style-name="ce26">
            <text:p>83.48</text:p>
          </table:table-cell>
          <table:table-cell office:value-type="float" office:value="57518" table:style-name="ce25">
            <text:p>57,518</text:p>
          </table:table-cell>
          <table:table-cell office:value-type="float" office:value="26450" table:style-name="ce25">
            <text:p>26,450</text:p>
          </table:table-cell>
          <table:table-cell office:value-type="float" office:value="31068" table:style-name="ce25">
            <text:p>31,068</text:p>
          </table:table-cell>
          <table:table-cell office:value-type="float" office:value="17.783150559143706" table:style-name="ce26">
            <text:p>17.78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澎湖縣</text:p>
          </table:table-cell>
          <table:table-cell office:value-type="float" office:value="105905" table:style-name="ce25">
            <text:p>105,905</text:p>
          </table:table-cell>
          <table:table-cell office:value-type="float" office:value="54464" table:style-name="ce25">
            <text:p>54,464</text:p>
          </table:table-cell>
          <table:table-cell office:value-type="float" office:value="51441" table:style-name="ce25">
            <text:p>51,441</text:p>
          </table:table-cell>
          <table:table-cell office:value-type="float" office:value="4246" table:style-name="ce25">
            <text:p>4,246</text:p>
          </table:table-cell>
          <table:table-cell office:value-type="float" office:value="2236" table:style-name="ce25">
            <text:p>2,236</text:p>
          </table:table-cell>
          <table:table-cell office:value-type="float" office:value="2010" table:style-name="ce25">
            <text:p>2,010</text:p>
          </table:table-cell>
          <table:table-cell office:value-type="float" office:value="4.0092535763183985" table:style-name="ce26">
            <text:p>4.01</text:p>
          </table:table-cell>
          <table:table-cell office:value-type="float" office:value="5587" table:style-name="ce25">
            <text:p>5,587</text:p>
          </table:table-cell>
          <table:table-cell office:value-type="float" office:value="2962" table:style-name="ce25">
            <text:p>2,962</text:p>
          </table:table-cell>
          <table:table-cell office:value-type="float" office:value="2625" table:style-name="ce25">
            <text:p>2,625</text:p>
          </table:table-cell>
          <table:table-cell office:value-type="float" office:value="5.2754827439686514" table:style-name="ce27">
            <text:p>5.28</text:p>
          </table:table-cell>
          <table:table-cell office:value-type="float" office:value="8772" table:style-name="ce25">
            <text:p>8,772</text:p>
          </table:table-cell>
          <table:table-cell office:value-type="float" office:value="4630" table:style-name="ce25">
            <text:p>4,630</text:p>
          </table:table-cell>
          <table:table-cell office:value-type="float" office:value="4142" table:style-name="ce25">
            <text:p>4,142</text:p>
          </table:table-cell>
          <table:table-cell office:value-type="float" office:value="8.2828950474481839" table:style-name="ce26">
            <text:p>8.28</text:p>
          </table:table-cell>
          <table:table-cell office:value-type="float" office:value="9341" table:style-name="ce25">
            <text:p>9,341</text:p>
          </table:table-cell>
          <table:table-cell office:value-type="float" office:value="4922" table:style-name="ce25">
            <text:p>4,922</text:p>
          </table:table-cell>
          <table:table-cell office:value-type="float" office:value="4419" table:style-name="ce25">
            <text:p>4,419</text:p>
          </table:table-cell>
          <table:table-cell office:value-type="float" office:value="8.8201690194041831" table:style-name="ce26">
            <text:p>8.82</text:p>
          </table:table-cell>
          <table:table-cell office:value-type="float" office:value="4485" table:style-name="ce25">
            <text:p>4,485</text:p>
          </table:table-cell>
          <table:table-cell office:value-type="float" office:value="2334" table:style-name="ce25">
            <text:p>2,334</text:p>
          </table:table-cell>
          <table:table-cell office:value-type="float" office:value="2151" table:style-name="ce25">
            <text:p>2,151</text:p>
          </table:table-cell>
          <table:table-cell office:value-type="float" office:value="4.2349275293895472" table:style-name="ce26">
            <text:p>4.23</text:p>
          </table:table-cell>
          <table:table-cell office:value-type="float" office:value="90081" table:style-name="ce25">
            <text:p>90,081</text:p>
          </table:table-cell>
          <table:table-cell office:value-type="float" office:value="46125" table:style-name="ce25">
            <text:p>46,125</text:p>
          </table:table-cell>
          <table:table-cell office:value-type="float" office:value="43956" table:style-name="ce25">
            <text:p>43,956</text:p>
          </table:table-cell>
          <table:table-cell office:value-type="float" office:value="85.058306973230728" table:style-name="ce26">
            <text:p>85.06</text:p>
          </table:table-cell>
          <table:table-cell office:value-type="float" office:value="18325" table:style-name="ce25">
            <text:p>18,325</text:p>
          </table:table-cell>
          <table:table-cell office:value-type="float" office:value="8522" table:style-name="ce25">
            <text:p>8,522</text:p>
          </table:table-cell>
          <table:table-cell office:value-type="float" office:value="9803" table:style-name="ce25">
            <text:p>9,803</text:p>
          </table:table-cell>
          <table:table-cell office:value-type="float" office:value="17.303243472923846" table:style-name="ce26">
            <text:p>17.30</text:p>
          </table:table-cell>
          <table:table-cell table:number-columns-repeated="16352"/>
        </table:table-row>
        <table:table-row table:style-name="ro6">
          <table:table-cell office:value-type="string" table:style-name="ce24">
            <text:p>基隆市</text:p>
          </table:table-cell>
          <table:table-cell office:value-type="float" office:value="367088" table:style-name="ce25">
            <text:p>367,088</text:p>
          </table:table-cell>
          <table:table-cell office:value-type="float" office:value="183039" table:style-name="ce25">
            <text:p>183,039</text:p>
          </table:table-cell>
          <table:table-cell office:value-type="float" office:value="184049" table:style-name="ce25">
            <text:p>184,049</text:p>
          </table:table-cell>
          <table:table-cell office:value-type="float" office:value="10730" table:style-name="ce25">
            <text:p>10,730</text:p>
          </table:table-cell>
          <table:table-cell office:value-type="float" office:value="5522" table:style-name="ce25">
            <text:p>5,522</text:p>
          </table:table-cell>
          <table:table-cell office:value-type="float" office:value="5208" table:style-name="ce25">
            <text:p>5,208</text:p>
          </table:table-cell>
          <table:table-cell office:value-type="float" office:value="2.9230048380769733" table:style-name="ce26">
            <text:p>2.92</text:p>
          </table:table-cell>
          <table:table-cell office:value-type="float" office:value="16096" table:style-name="ce25">
            <text:p>16,096</text:p>
          </table:table-cell>
          <table:table-cell office:value-type="float" office:value="8277" table:style-name="ce25">
            <text:p>8,277</text:p>
          </table:table-cell>
          <table:table-cell office:value-type="float" office:value="7819" table:style-name="ce25">
            <text:p>7,819</text:p>
          </table:table-cell>
          <table:table-cell office:value-type="float" office:value="4.384779671359456" table:style-name="ce27">
            <text:p>4.38</text:p>
          </table:table-cell>
          <table:table-cell office:value-type="float" office:value="29002" table:style-name="ce25">
            <text:p>29,002</text:p>
          </table:table-cell>
          <table:table-cell office:value-type="float" office:value="14938" table:style-name="ce25">
            <text:p>14,938</text:p>
          </table:table-cell>
          <table:table-cell office:value-type="float" office:value="14064" table:style-name="ce25">
            <text:p>14,064</text:p>
          </table:table-cell>
          <table:table-cell office:value-type="float" office:value="7.9005579043717038" table:style-name="ce26">
            <text:p>7.90</text:p>
          </table:table-cell>
          <table:table-cell office:value-type="float" office:value="31700" table:style-name="ce25">
            <text:p>31,700</text:p>
          </table:table-cell>
          <table:table-cell office:value-type="float" office:value="16359" table:style-name="ce25">
            <text:p>16,359</text:p>
          </table:table-cell>
          <table:table-cell office:value-type="float" office:value="15341" table:style-name="ce25">
            <text:p>15,341</text:p>
          </table:table-cell>
          <table:table-cell office:value-type="float" office:value="8.6355315346728858" table:style-name="ce26">
            <text:p>8.64</text:p>
          </table:table-cell>
          <table:table-cell office:value-type="float" office:value="17477" table:style-name="ce25">
            <text:p>17,477</text:p>
          </table:table-cell>
          <table:table-cell office:value-type="float" office:value="9154" table:style-name="ce25">
            <text:p>9,154</text:p>
          </table:table-cell>
          <table:table-cell office:value-type="float" office:value="8323" table:style-name="ce25">
            <text:p>8,323</text:p>
          </table:table-cell>
          <table:table-cell office:value-type="float" office:value="4.7609837423179178" table:style-name="ce26">
            <text:p>4.76</text:p>
          </table:table-cell>
          <table:table-cell office:value-type="float" office:value="313309" table:style-name="ce25">
            <text:p>313,309</text:p>
          </table:table-cell>
          <table:table-cell office:value-type="float" office:value="155099" table:style-name="ce25">
            <text:p>155,099</text:p>
          </table:table-cell>
          <table:table-cell office:value-type="float" office:value="158210" table:style-name="ce25">
            <text:p>158,210</text:p>
          </table:table-cell>
          <table:table-cell office:value-type="float" office:value="85.349834372139654" table:style-name="ce26">
            <text:p>85.35</text:p>
          </table:table-cell>
          <table:table-cell office:value-type="float" office:value="65417" table:style-name="ce25">
            <text:p>65,417</text:p>
          </table:table-cell>
          <table:table-cell office:value-type="float" office:value="29588" table:style-name="ce25">
            <text:p>29,588</text:p>
          </table:table-cell>
          <table:table-cell office:value-type="float" office:value="35829" table:style-name="ce25">
            <text:p>35,829</text:p>
          </table:table-cell>
          <table:table-cell office:value-type="float" office:value="17.820522599485685" table:style-name="ce26">
            <text:p>17.82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新竹市</text:p>
          </table:table-cell>
          <table:table-cell office:value-type="float" office:value="452229" table:style-name="ce25">
            <text:p>452,229</text:p>
          </table:table-cell>
          <table:table-cell office:value-type="float" office:value="223192" table:style-name="ce25">
            <text:p>223,192</text:p>
          </table:table-cell>
          <table:table-cell office:value-type="float" office:value="229037" table:style-name="ce25">
            <text:p>229,037</text:p>
          </table:table-cell>
          <table:table-cell office:value-type="float" office:value="22155" table:style-name="ce25">
            <text:p>22,155</text:p>
          </table:table-cell>
          <table:table-cell office:value-type="float" office:value="11435" table:style-name="ce25">
            <text:p>11,435</text:p>
          </table:table-cell>
          <table:table-cell office:value-type="float" office:value="10720" table:style-name="ce25">
            <text:p>10,720</text:p>
          </table:table-cell>
          <table:table-cell office:value-type="float" office:value="4.8990666233257931" table:style-name="ce26">
            <text:p>4.90</text:p>
          </table:table-cell>
          <table:table-cell office:value-type="float" office:value="33774" table:style-name="ce25">
            <text:p>33,774</text:p>
          </table:table-cell>
          <table:table-cell office:value-type="float" office:value="17460" table:style-name="ce25">
            <text:p>17,460</text:p>
          </table:table-cell>
          <table:table-cell office:value-type="float" office:value="16314" table:style-name="ce25">
            <text:p>16,314</text:p>
          </table:table-cell>
          <table:table-cell office:value-type="float" office:value="7.4683401550984128" table:style-name="ce27">
            <text:p>7.47</text:p>
          </table:table-cell>
          <table:table-cell office:value-type="float" office:value="60793" table:style-name="ce25">
            <text:p>60,793</text:p>
          </table:table-cell>
          <table:table-cell office:value-type="float" office:value="31512" table:style-name="ce25">
            <text:p>31,512</text:p>
          </table:table-cell>
          <table:table-cell office:value-type="float" office:value="29281" table:style-name="ce25">
            <text:p>29,281</text:p>
          </table:table-cell>
          <table:table-cell office:value-type="float" office:value="13.442968053795754" table:style-name="ce26">
            <text:p>13.44</text:p>
          </table:table-cell>
          <table:table-cell office:value-type="float" office:value="65958" table:style-name="ce25">
            <text:p>65,958</text:p>
          </table:table-cell>
          <table:table-cell office:value-type="float" office:value="34285" table:style-name="ce25">
            <text:p>34,285</text:p>
          </table:table-cell>
          <table:table-cell office:value-type="float" office:value="31673" table:style-name="ce25">
            <text:p>31,673</text:p>
          </table:table-cell>
          <table:table-cell office:value-type="float" office:value="14.585088528157195" table:style-name="ce26">
            <text:p>14.59</text:p>
          </table:table-cell>
          <table:table-cell office:value-type="float" office:value="29546" table:style-name="ce25">
            <text:p>29,546</text:p>
          </table:table-cell>
          <table:table-cell office:value-type="float" office:value="15503" table:style-name="ce25">
            <text:p>15,503</text:p>
          </table:table-cell>
          <table:table-cell office:value-type="float" office:value="14043" table:style-name="ce25">
            <text:p>14,043</text:p>
          </table:table-cell>
          <table:table-cell office:value-type="float" office:value="6.533415592542716" table:style-name="ce26">
            <text:p>6.53</text:p>
          </table:table-cell>
          <table:table-cell office:value-type="float" office:value="351727" table:style-name="ce25">
            <text:p>351,727</text:p>
          </table:table-cell>
          <table:table-cell office:value-type="float" office:value="170856" table:style-name="ce25">
            <text:p>170,856</text:p>
          </table:table-cell>
          <table:table-cell office:value-type="float" office:value="180871" table:style-name="ce25">
            <text:p>180,871</text:p>
          </table:table-cell>
          <table:table-cell office:value-type="float" office:value="77.776303598398158" table:style-name="ce26">
            <text:p>77.78</text:p>
          </table:table-cell>
          <table:table-cell office:value-type="float" office:value="60066" table:style-name="ce25">
            <text:p>60,066</text:p>
          </table:table-cell>
          <table:table-cell office:value-type="float" office:value="26640" table:style-name="ce25">
            <text:p>26,640</text:p>
          </table:table-cell>
          <table:table-cell office:value-type="float" office:value="33426" table:style-name="ce25">
            <text:p>33,426</text:p>
          </table:table-cell>
          <table:table-cell office:value-type="float" office:value="13.282208792448074" table:style-name="ce26">
            <text:p>13.28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嘉義市</text:p>
          </table:table-cell>
          <table:table-cell office:value-type="float" office:value="265416" table:style-name="ce25">
            <text:p>265,416</text:p>
          </table:table-cell>
          <table:table-cell office:value-type="float" office:value="128300" table:style-name="ce25">
            <text:p>128,300</text:p>
          </table:table-cell>
          <table:table-cell office:value-type="float" office:value="137116" table:style-name="ce25">
            <text:p>137,116</text:p>
          </table:table-cell>
          <table:table-cell office:value-type="float" office:value="9338" table:style-name="ce25">
            <text:p>9,338</text:p>
          </table:table-cell>
          <table:table-cell office:value-type="float" office:value="4854" table:style-name="ce25">
            <text:p>4,854</text:p>
          </table:table-cell>
          <table:table-cell office:value-type="float" office:value="4484" table:style-name="ce25">
            <text:p>4,484</text:p>
          </table:table-cell>
          <table:table-cell office:value-type="float" office:value="3.518250595291919" table:style-name="ce26">
            <text:p>3.52</text:p>
          </table:table-cell>
          <table:table-cell office:value-type="float" office:value="14501" table:style-name="ce25">
            <text:p>14,501</text:p>
          </table:table-cell>
          <table:table-cell office:value-type="float" office:value="7476" table:style-name="ce25">
            <text:p>7,476</text:p>
          </table:table-cell>
          <table:table-cell office:value-type="float" office:value="7025" table:style-name="ce25">
            <text:p>7,025</text:p>
          </table:table-cell>
          <table:table-cell office:value-type="float" office:value="5.4634988094161621" table:style-name="ce27">
            <text:p>5.46</text:p>
          </table:table-cell>
          <table:table-cell office:value-type="float" office:value="26977" table:style-name="ce25">
            <text:p>26,977</text:p>
          </table:table-cell>
          <table:table-cell office:value-type="float" office:value="14009" table:style-name="ce25">
            <text:p>14,009</text:p>
          </table:table-cell>
          <table:table-cell office:value-type="float" office:value="12968" table:style-name="ce25">
            <text:p>12,968</text:p>
          </table:table-cell>
          <table:table-cell office:value-type="float" office:value="10.164044368086325" table:style-name="ce26">
            <text:p>10.16</text:p>
          </table:table-cell>
          <table:table-cell office:value-type="float" office:value="29585" table:style-name="ce25">
            <text:p>29,585</text:p>
          </table:table-cell>
          <table:table-cell office:value-type="float" office:value="15420" table:style-name="ce25">
            <text:p>15,420</text:p>
          </table:table-cell>
          <table:table-cell office:value-type="float" office:value="14165" table:style-name="ce25">
            <text:p>14,165</text:p>
          </table:table-cell>
          <table:table-cell office:value-type="float" office:value="11.146652801639691" table:style-name="ce26">
            <text:p>11.15</text:p>
          </table:table-cell>
          <table:table-cell office:value-type="float" office:value="16131" table:style-name="ce25">
            <text:p>16,131</text:p>
          </table:table-cell>
          <table:table-cell office:value-type="float" office:value="8465" table:style-name="ce25">
            <text:p>8,465</text:p>
          </table:table-cell>
          <table:table-cell office:value-type="float" office:value="7666" table:style-name="ce25">
            <text:p>7,666</text:p>
          </table:table-cell>
          <table:table-cell office:value-type="float" office:value="6.0776290803870143" table:style-name="ce26">
            <text:p>6.08</text:p>
          </table:table-cell>
          <table:table-cell office:value-type="float" office:value="216248" table:style-name="ce25">
            <text:p>216,248</text:p>
          </table:table-cell>
          <table:table-cell office:value-type="float" office:value="102673" table:style-name="ce25">
            <text:p>102,673</text:p>
          </table:table-cell>
          <table:table-cell office:value-type="float" office:value="113575" table:style-name="ce25">
            <text:p>113,575</text:p>
          </table:table-cell>
          <table:table-cell office:value-type="float" office:value="81.475118304849744" table:style-name="ce26">
            <text:p>81.48</text:p>
          </table:table-cell>
          <table:table-cell office:value-type="float" office:value="43950" table:style-name="ce25">
            <text:p>43,950</text:p>
          </table:table-cell>
          <table:table-cell office:value-type="float" office:value="19336" table:style-name="ce25">
            <text:p>19,336</text:p>
          </table:table-cell>
          <table:table-cell office:value-type="float" office:value="24614" table:style-name="ce25">
            <text:p>24,614</text:p>
          </table:table-cell>
          <table:table-cell office:value-type="float" office:value="16.558911293968713" table:style-name="ce26">
            <text:p>16.5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福建省</text:p>
          </table:table-cell>
          <table:table-cell office:value-type="float" office:value="153728" table:style-name="ce21">
            <text:p>153,728</text:p>
          </table:table-cell>
          <table:table-cell office:value-type="float" office:value="77774" table:style-name="ce21">
            <text:p>77,774</text:p>
          </table:table-cell>
          <table:table-cell office:value-type="float" office:value="75954" table:style-name="ce21">
            <text:p>75,954</text:p>
          </table:table-cell>
          <table:table-cell office:value-type="float" office:value="5264" table:style-name="ce21">
            <text:p>5,264</text:p>
          </table:table-cell>
          <table:table-cell office:value-type="float" office:value="2722" table:style-name="ce21">
            <text:p>2,722</text:p>
          </table:table-cell>
          <table:table-cell office:value-type="float" office:value="2542" table:style-name="ce21">
            <text:p>2,542</text:p>
          </table:table-cell>
          <table:table-cell office:value-type="float" office:value="3.4242298084929228" table:style-name="ce22">
            <text:p>3.42</text:p>
          </table:table-cell>
          <table:table-cell office:value-type="float" office:value="7081" table:style-name="ce21">
            <text:p>7,081</text:p>
          </table:table-cell>
          <table:table-cell office:value-type="float" office:value="3657" table:style-name="ce21">
            <text:p>3,657</text:p>
          </table:table-cell>
          <table:table-cell office:value-type="float" office:value="3424" table:style-name="ce21">
            <text:p>3,424</text:p>
          </table:table-cell>
          <table:table-cell office:value-type="float" office:value="4.6061875520399669" table:style-name="ce23">
            <text:p>4.61</text:p>
          </table:table-cell>
          <table:table-cell office:value-type="float" office:value="11338" table:style-name="ce21">
            <text:p>11,338</text:p>
          </table:table-cell>
          <table:table-cell office:value-type="float" office:value="5890" table:style-name="ce21">
            <text:p>5,890</text:p>
          </table:table-cell>
          <table:table-cell office:value-type="float" office:value="5448" table:style-name="ce21">
            <text:p>5,448</text:p>
          </table:table-cell>
          <table:table-cell office:value-type="float" office:value="7.3753642797668606" table:style-name="ce22">
            <text:p>7.38</text:p>
          </table:table-cell>
          <table:table-cell office:value-type="float" office:value="12119" table:style-name="ce21">
            <text:p>12,119</text:p>
          </table:table-cell>
          <table:table-cell office:value-type="float" office:value="6294" table:style-name="ce21">
            <text:p>6,294</text:p>
          </table:table-cell>
          <table:table-cell office:value-type="float" office:value="5825" table:style-name="ce21">
            <text:p>5,825</text:p>
          </table:table-cell>
          <table:table-cell office:value-type="float" office:value="7.8834044546211484" table:style-name="ce22">
            <text:p>7.88</text:p>
          </table:table-cell>
          <table:table-cell office:value-type="float" office:value="5481" table:style-name="ce21">
            <text:p>5,481</text:p>
          </table:table-cell>
          <table:table-cell office:value-type="float" office:value="2891" table:style-name="ce21">
            <text:p>2,891</text:p>
          </table:table-cell>
          <table:table-cell office:value-type="float" office:value="2590" table:style-name="ce21">
            <text:p>2,590</text:p>
          </table:table-cell>
          <table:table-cell office:value-type="float" office:value="3.5653882181515404" table:style-name="ce22">
            <text:p>3.57</text:p>
          </table:table-cell>
          <table:table-cell office:value-type="float" office:value="133631" table:style-name="ce21">
            <text:p>133,631</text:p>
          </table:table-cell>
          <table:table-cell office:value-type="float" office:value="67273" table:style-name="ce21">
            <text:p>67,273</text:p>
          </table:table-cell>
          <table:table-cell office:value-type="float" office:value="66358" table:style-name="ce21">
            <text:p>66,358</text:p>
          </table:table-cell>
          <table:table-cell office:value-type="float" office:value="86.926909866777692" table:style-name="ce22">
            <text:p>86.93</text:p>
          </table:table-cell>
          <table:table-cell office:value-type="float" office:value="22524" table:style-name="ce21">
            <text:p>22,524</text:p>
          </table:table-cell>
          <table:table-cell office:value-type="float" office:value="10919" table:style-name="ce21">
            <text:p>10,919</text:p>
          </table:table-cell>
          <table:table-cell office:value-type="float" office:value="11605" table:style-name="ce21">
            <text:p>11,605</text:p>
          </table:table-cell>
          <table:table-cell office:value-type="float" office:value="14.651852622814321" table:style-name="ce22">
            <text:p>14.65</text:p>
          </table:table-cell>
          <table:table-cell table:number-columns-repeated="16352"/>
        </table:table-row>
        <table:table-row table:style-name="ro6">
          <table:table-cell office:value-type="string" table:style-name="ce24">
            <text:p>金門縣</text:p>
          </table:table-cell>
          <table:table-cell office:value-type="float" office:value="140325" table:style-name="ce25">
            <text:p>140,325</text:p>
          </table:table-cell>
          <table:table-cell office:value-type="float" office:value="70021" table:style-name="ce25">
            <text:p>70,021</text:p>
          </table:table-cell>
          <table:table-cell office:value-type="float" office:value="70304" table:style-name="ce25">
            <text:p>70,304</text:p>
          </table:table-cell>
          <table:table-cell office:value-type="float" office:value="4695" table:style-name="ce25">
            <text:p>4,695</text:p>
          </table:table-cell>
          <table:table-cell office:value-type="float" office:value="2413" table:style-name="ce25">
            <text:p>2,413</text:p>
          </table:table-cell>
          <table:table-cell office:value-type="float" office:value="2282" table:style-name="ce25">
            <text:p>2,282</text:p>
          </table:table-cell>
          <table:table-cell office:value-type="float" office:value="3.345804382683057" table:style-name="ce26">
            <text:p>3.35</text:p>
          </table:table-cell>
          <table:table-cell office:value-type="float" office:value="6325" table:style-name="ce25">
            <text:p>6,325</text:p>
          </table:table-cell>
          <table:table-cell office:value-type="float" office:value="3251" table:style-name="ce25">
            <text:p>3,251</text:p>
          </table:table-cell>
          <table:table-cell office:value-type="float" office:value="3074" table:style-name="ce25">
            <text:p>3,074</text:p>
          </table:table-cell>
          <table:table-cell office:value-type="float" office:value="4.507393550685908" table:style-name="ce27">
            <text:p>4.51</text:p>
          </table:table-cell>
          <table:table-cell office:value-type="float" office:value="10142" table:style-name="ce25">
            <text:p>10,142</text:p>
          </table:table-cell>
          <table:table-cell office:value-type="float" office:value="5254" table:style-name="ce25">
            <text:p>5,254</text:p>
          </table:table-cell>
          <table:table-cell office:value-type="float" office:value="4888" table:style-name="ce25">
            <text:p>4,888</text:p>
          </table:table-cell>
          <table:table-cell office:value-type="float" office:value="7.227507571708534" table:style-name="ce26">
            <text:p>7.23</text:p>
          </table:table-cell>
          <table:table-cell office:value-type="float" office:value="10831" table:style-name="ce25">
            <text:p>10,831</text:p>
          </table:table-cell>
          <table:table-cell office:value-type="float" office:value="5605" table:style-name="ce25">
            <text:p>5,605</text:p>
          </table:table-cell>
          <table:table-cell office:value-type="float" office:value="5226" table:style-name="ce25">
            <text:p>5,226</text:p>
          </table:table-cell>
          <table:table-cell office:value-type="float" office:value="7.7185106003919479" table:style-name="ce26">
            <text:p>7.72</text:p>
          </table:table-cell>
          <table:table-cell office:value-type="float" office:value="4936" table:style-name="ce25">
            <text:p>4,936</text:p>
          </table:table-cell>
          <table:table-cell office:value-type="float" office:value="2594" table:style-name="ce25">
            <text:p>2,594</text:p>
          </table:table-cell>
          <table:table-cell office:value-type="float" office:value="2342" table:style-name="ce25">
            <text:p>2,342</text:p>
          </table:table-cell>
          <table:table-cell office:value-type="float" office:value="3.5175485480135404" table:style-name="ce26">
            <text:p>3.52</text:p>
          </table:table-cell>
          <table:table-cell office:value-type="float" office:value="122233" table:style-name="ce25">
            <text:p>122,233</text:p>
          </table:table-cell>
          <table:table-cell office:value-type="float" office:value="60610" table:style-name="ce25">
            <text:p>60,610</text:p>
          </table:table-cell>
          <table:table-cell office:value-type="float" office:value="61623" table:style-name="ce25">
            <text:p>61,623</text:p>
          </table:table-cell>
          <table:table-cell office:value-type="float" office:value="87.107072866559776" table:style-name="ce26">
            <text:p>87.11</text:p>
          </table:table-cell>
          <table:table-cell office:value-type="float" office:value="20808" table:style-name="ce25">
            <text:p>20,808</text:p>
          </table:table-cell>
          <table:table-cell office:value-type="float" office:value="9997" table:style-name="ce25">
            <text:p>9,997</text:p>
          </table:table-cell>
          <table:table-cell office:value-type="float" office:value="10811" table:style-name="ce25">
            <text:p>10,811</text:p>
          </table:table-cell>
          <table:table-cell office:value-type="float" office:value="14.82843399251737" table:style-name="ce26">
            <text:p>14.83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連江縣</text:p>
          </table:table-cell>
          <table:table-cell office:value-type="float" office:value="13403" table:style-name="ce25">
            <text:p>13,403</text:p>
          </table:table-cell>
          <table:table-cell office:value-type="float" office:value="7753" table:style-name="ce25">
            <text:p>7,753</text:p>
          </table:table-cell>
          <table:table-cell office:value-type="float" office:value="5650" table:style-name="ce25">
            <text:p>5,650</text:p>
          </table:table-cell>
          <table:table-cell office:value-type="float" office:value="569" table:style-name="ce25">
            <text:p>569</text:p>
          </table:table-cell>
          <table:table-cell office:value-type="float" office:value="309" table:style-name="ce25">
            <text:p>309</text:p>
          </table:table-cell>
          <table:table-cell office:value-type="float" office:value="260" table:style-name="ce25">
            <text:p>260</text:p>
          </table:table-cell>
          <table:table-cell office:value-type="float" office:value="4.2453182123405213" table:style-name="ce26">
            <text:p>4.25</text:p>
          </table:table-cell>
          <table:table-cell office:value-type="float" office:value="756" table:style-name="ce25">
            <text:p>756</text:p>
          </table:table-cell>
          <table:table-cell office:value-type="float" office:value="406" table:style-name="ce25">
            <text:p>406</text:p>
          </table:table-cell>
          <table:table-cell office:value-type="float" office:value="350" table:style-name="ce25">
            <text:p>350</text:p>
          </table:table-cell>
          <table:table-cell office:value-type="float" office:value="5.6405282399462804" table:style-name="ce27">
            <text:p>5.64</text:p>
          </table:table-cell>
          <table:table-cell office:value-type="float" office:value="1196" table:style-name="ce25">
            <text:p>1,196</text:p>
          </table:table-cell>
          <table:table-cell office:value-type="float" office:value="636" table:style-name="ce25">
            <text:p>636</text:p>
          </table:table-cell>
          <table:table-cell office:value-type="float" office:value="560" table:style-name="ce25">
            <text:p>560</text:p>
          </table:table-cell>
          <table:table-cell office:value-type="float" office:value="8.9233753637245385" table:style-name="ce26">
            <text:p>8.92</text:p>
          </table:table-cell>
          <table:table-cell office:value-type="float" office:value="1288" table:style-name="ce25">
            <text:p>1,288</text:p>
          </table:table-cell>
          <table:table-cell office:value-type="float" office:value="689" table:style-name="ce25">
            <text:p>689</text:p>
          </table:table-cell>
          <table:table-cell office:value-type="float" office:value="599" table:style-name="ce25">
            <text:p>599</text:p>
          </table:table-cell>
          <table:table-cell office:value-type="float" office:value="9.6097888532418114" table:style-name="ce26">
            <text:p>9.61</text:p>
          </table:table-cell>
          <table:table-cell office:value-type="float" office:value="545" table:style-name="ce25">
            <text:p>545</text:p>
          </table:table-cell>
          <table:table-cell office:value-type="float" office:value="297" table:style-name="ce25">
            <text:p>297</text:p>
          </table:table-cell>
          <table:table-cell office:value-type="float" office:value="248" table:style-name="ce25">
            <text:p>248</text:p>
          </table:table-cell>
          <table:table-cell office:value-type="float" office:value="4.0662538237707979" table:style-name="ce26">
            <text:p>4.07</text:p>
          </table:table-cell>
          <table:table-cell office:value-type="float" office:value="11398" table:style-name="ce25">
            <text:p>11,398</text:p>
          </table:table-cell>
          <table:table-cell office:value-type="float" office:value="6663" table:style-name="ce25">
            <text:p>6,663</text:p>
          </table:table-cell>
          <table:table-cell office:value-type="float" office:value="4735" table:style-name="ce25">
            <text:p>4,735</text:p>
          </table:table-cell>
          <table:table-cell office:value-type="float" office:value="85.040662538237711" table:style-name="ce26">
            <text:p>85.04</text:p>
          </table:table-cell>
          <table:table-cell office:value-type="float" office:value="1716" table:style-name="ce25">
            <text:p>1,716</text:p>
          </table:table-cell>
          <table:table-cell office:value-type="float" office:value="922" table:style-name="ce25">
            <text:p>922</text:p>
          </table:table-cell>
          <table:table-cell office:value-type="float" office:value="794" table:style-name="ce25">
            <text:p>794</text:p>
          </table:table-cell>
          <table:table-cell office:value-type="float" office:value="12.803103782735208" table:style-name="ce26">
            <text:p>12.80</text:p>
          </table:table-cell>
          <table:table-cell table:number-columns-repeated="16352" table:style-name="ce28"/>
        </table:table-row>
        <table:table-row table:style-name="ro8">
          <table:table-cell table:style-name="ce29"/>
          <table:table-cell table:style-name="ce30"/>
          <table:table-cell table:number-columns-repeated="2" table:style-name="ce31"/>
          <table:table-cell table:style-name="ce30"/>
          <table:table-cell table:number-columns-repeated="2" table:style-name="ce31"/>
          <table:table-cell table:style-name="ce32"/>
          <table:table-cell table:style-name="ce30"/>
          <table:table-cell table:number-columns-repeated="2" table:style-name="ce31"/>
          <table:table-cell table:style-name="ce33"/>
          <table:table-cell table:style-name="ce30"/>
          <table:table-cell table:number-columns-repeated="2" table:style-name="ce31"/>
          <table:table-cell table:style-name="ce32"/>
          <table:table-cell table:style-name="ce30"/>
          <table:table-cell table:number-columns-repeated="2" table:style-name="ce31"/>
          <table:table-cell table:style-name="ce32"/>
          <table:table-cell table:style-name="ce30"/>
          <table:table-cell table:number-columns-repeated="2" table:style-name="ce31"/>
          <table:table-cell table:style-name="ce32"/>
          <table:table-cell table:style-name="ce30"/>
          <table:table-cell table:number-columns-repeated="2" table:style-name="ce31"/>
          <table:table-cell table:style-name="ce32"/>
          <table:table-cell table:style-name="ce30"/>
          <table:table-cell table:number-columns-repeated="2" table:style-name="ce31"/>
          <table:table-cell table:style-name="ce32"/>
          <table:table-cell table:number-columns-repeated="16352"/>
        </table:table-row>
        <table:table-row table:style-name="ro9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6" table:style-name="ce35"/>
          <table:table-cell table:number-columns-repeated="17" table:style-name="ce36"/>
          <table:table-cell table:number-columns-repeated="3" table:style-name="ce37"/>
          <table:table-cell table:number-columns-repeated="4" table:style-name="ce38"/>
          <table:table-cell office:value-type="string" table:style-name="ce39">
            <text:p><text:s text:c="16"/>內政部戶政司 110年5月10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004/上網各月速報公式(4月)最終版.xls'#說明" table:style-name="ta2">
        <table:table-source xlink:href="file:///C:/Users/moi1849/Desktop/123/3/1.月報/06速(月)報套印/11004/上網各月速報公式(4月)最終版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60" table:style-name="ta2">
        <table:table-source xlink:href="file:///C:/Users/moi1849/Desktop/123/3/1.月報/06速(月)報套印/11004/上網各月速報公式(4月)最終版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70" table:style-name="ta2">
        <table:table-source xlink:href="file:///C:/Users/moi1849/Desktop/123/3/1.月報/06速(月)報套印/11004/上網各月速報公式(4月)最終版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B0" table:style-name="ta2">
        <table:table-source xlink:href="file:///C:/Users/moi1849/Desktop/123/3/1.月報/06速(月)報套印/11004/上網各月速報公式(4月)最終版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月別(貼01-縣市別)" table:style-name="ta2">
        <table:table-source xlink:href="file:///C:/Users/moi1849/Desktop/123/3/1.月報/06速(月)報套印/11004/上網各月速報公式(4月)最終版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縣市別" table:style-name="ta2">
        <table:table-source xlink:href="file:///C:/Users/moi1849/Desktop/123/3/1.月報/06速(月)報套印/11004/上網各月速報公式(4月)最終版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齡結構" table:style-name="ta2">
        <table:table-source xlink:href="file:///C:/Users/moi1849/Desktop/123/3/1.月報/06速(月)報套印/11004/上網各月速報公式(4月)最終版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資料分析" table:style-name="ta2">
        <table:table-source xlink:href="file:///C:/Users/moi1849/Desktop/123/3/1.月報/06速(月)報套印/11004/上網各月速報公式(4月)最終版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分析(草稿)" table:style-name="ta2">
        <table:table-source xlink:href="file:///C:/Users/moi1849/Desktop/123/3/1.月報/06速(月)報套印/11004/上網各月速報公式(4月)最終版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年月別" table:style-name="ta2">
        <table:table-source xlink:href="file:///C:/Users/moi1849/Desktop/123/3/1.月報/06速(月)報套印/11004/上網各月速報公式(4月)最終版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縣市別" table:style-name="ta2">
        <table:table-source xlink:href="file:///C:/Users/moi1849/Desktop/123/3/1.月報/06速(月)報套印/11004/上網各月速報公式(4月)最終版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4-單一年齡" table:style-name="ta2">
        <table:table-source xlink:href="file:///C:/Users/moi1849/Desktop/123/3/1.月報/06速(月)報套印/11004/上網各月速報公式(4月)最終版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5-年齡結構" table:style-name="ta2">
        <table:table-source xlink:href="file:///C:/Users/moi1849/Desktop/123/3/1.月報/06速(月)報套印/11004/上網各月速報公式(4月)最終版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6-人口增加&amp;生死結離" table:style-name="ta2">
        <table:table-source xlink:href="file:///C:/Users/moi1849/Desktop/123/3/1.月報/06速(月)報套印/11004/上網各月速報公式(4月)最終版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年月別" table:style-name="ta2">
        <table:table-source xlink:href="file:///C:/Users/moi1849/Desktop/123/3/1.月報/06速(月)報套印/11004/上網各月速報公式(4月)最終版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縣市別" table:style-name="ta2">
        <table:table-source xlink:href="file:///C:/Users/moi1849/Desktop/123/3/1.月報/06速(月)報套印/11004/上網各月速報公式(4月)最終版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年月別" table:style-name="ta2">
        <table:table-source xlink:href="file:///C:/Users/moi1849/Desktop/123/3/1.月報/06速(月)報套印/11004/上網各月速報公式(4月)最終版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縣市別" table:style-name="ta2">
        <table:table-source xlink:href="file:///C:/Users/moi1849/Desktop/123/3/1.月報/06速(月)報套印/11004/上網各月速報公式(4月)最終版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1-遷徙" table:style-name="ta2">
        <table:table-source xlink:href="file:///C:/Users/moi1849/Desktop/123/3/1.月報/06速(月)報套印/11004/上網各月速報公式(4月)最終版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5-05T08:15:45Z</meta:creation-date>
    <dc:date>2021-05-05T08:16:09Z</dc:date>
  </office:meta>
</office:document-meta>
</file>